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2484in" svg:y="0.8413in">
            <draw:object draw:notify-on-update-of-ranges="Sheet1.A2:Sheet1.A501 Sheet1.B1:Sheet1.B1 Sheet1.B2:Sheet1.B501 Sheet1.A2:Sheet1.A501 Sheet1.C1:Sheet1.C1 Sheet1.C2:Sheet1.C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Classification Accuracy</text:p>
          </table:table-cell>
          <table:table-cell office:value-type="string">
            <text:p><text:s/>Training M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02425876010782">
            <text:p>0.102425876</text:p>
          </table:table-cell>
          <table:table-cell office:value-type="float" office:value="0.917024466756465">
            <text:p>0.91702446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1590296495957">
            <text:p>0.2115902965</text:p>
          </table:table-cell>
          <table:table-cell office:value-type="float" office:value="0.838440026718127">
            <text:p>0.83844002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277628032345013">
            <text:p>0.2776280323</text:p>
          </table:table-cell>
          <table:table-cell office:value-type="float" office:value="0.806306026401454">
            <text:p>0.80630602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62533692722372">
            <text:p>0.3625336927</text:p>
          </table:table-cell>
          <table:table-cell office:value-type="float" office:value="0.759852397817264">
            <text:p>0.75985239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24528301886793">
            <text:p>0.4245283019</text:p>
          </table:table-cell>
          <table:table-cell office:value-type="float" office:value="0.710878193658062">
            <text:p>0.71087819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471698113207547">
            <text:p>0.4716981132</text:p>
          </table:table-cell>
          <table:table-cell office:value-type="float" office:value="0.673720425213282">
            <text:p>0.67372042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524258760107817">
            <text:p>0.5242587601</text:p>
          </table:table-cell>
          <table:table-cell office:value-type="float" office:value="0.640095462318081">
            <text:p>0.64009546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1212938005391">
            <text:p>0.551212938</text:p>
          </table:table-cell>
          <table:table-cell office:value-type="float" office:value="0.605793859424846">
            <text:p>0.60579385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68733153638814">
            <text:p>0.5687331536</text:p>
          </table:table-cell>
          <table:table-cell office:value-type="float" office:value="0.57521910553302">
            <text:p>0.57521910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86253369272237">
            <text:p>0.5862533693</text:p>
          </table:table-cell>
          <table:table-cell office:value-type="float" office:value="0.550391628083017">
            <text:p>0.550391628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0377358490566">
            <text:p>0.6037735849</text:p>
          </table:table-cell>
          <table:table-cell office:value-type="float" office:value="0.528355754870177">
            <text:p>0.528355754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19946091644205">
            <text:p>0.6199460916</text:p>
          </table:table-cell>
          <table:table-cell office:value-type="float" office:value="0.508168657086136">
            <text:p>0.508168657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37466307277628">
            <text:p>0.6374663073</text:p>
          </table:table-cell>
          <table:table-cell office:value-type="float" office:value="0.493731936002264">
            <text:p>0.4937319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60377358490566">
            <text:p>0.6603773585</text:p>
          </table:table-cell>
          <table:table-cell office:value-type="float" office:value="0.477065696160422">
            <text:p>0.47706569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675202156334232">
            <text:p>0.6752021563</text:p>
          </table:table-cell>
          <table:table-cell office:value-type="float" office:value="0.459979656447436">
            <text:p>0.45997965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690026954177898">
            <text:p>0.6900269542</text:p>
          </table:table-cell>
          <table:table-cell office:value-type="float" office:value="0.447132761734307">
            <text:p>0.447132761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699460916442049">
            <text:p>0.6994609164</text:p>
          </table:table-cell>
          <table:table-cell office:value-type="float" office:value="0.435138113896633">
            <text:p>0.435138113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08894878706199">
            <text:p>0.7088948787</text:p>
          </table:table-cell>
          <table:table-cell office:value-type="float" office:value="0.422416544231445">
            <text:p>0.422416544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725067385444744">
            <text:p>0.7250673854</text:p>
          </table:table-cell>
          <table:table-cell office:value-type="float" office:value="0.410123884393683">
            <text:p>0.41012388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34501347708895">
            <text:p>0.7345013477</text:p>
          </table:table-cell>
          <table:table-cell office:value-type="float" office:value="0.400177113334802">
            <text:p>0.40017711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3989218328841">
            <text:p>0.7398921833</text:p>
          </table:table-cell>
          <table:table-cell office:value-type="float" office:value="0.390801748727566">
            <text:p>0.390801748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41239892183288">
            <text:p>0.7412398922</text:p>
          </table:table-cell>
          <table:table-cell office:value-type="float" office:value="0.381950957990164">
            <text:p>0.38195095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45283018867924">
            <text:p>0.7452830189</text:p>
          </table:table-cell>
          <table:table-cell office:value-type="float" office:value="0.374610351380132">
            <text:p>0.37461035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50673854447439">
            <text:p>0.7506738544</text:p>
          </table:table-cell>
          <table:table-cell office:value-type="float" office:value="0.368224412008745">
            <text:p>0.3682244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62803234501348">
            <text:p>0.7628032345</text:p>
          </table:table-cell>
          <table:table-cell office:value-type="float" office:value="0.360604106236256">
            <text:p>0.36060410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69541778975741">
            <text:p>0.769541779</text:p>
          </table:table-cell>
          <table:table-cell office:value-type="float" office:value="0.353925559112276">
            <text:p>0.353925559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76280323450135">
            <text:p>0.7762803235</text:p>
          </table:table-cell>
          <table:table-cell office:value-type="float" office:value="0.347156516306459">
            <text:p>0.347156516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92452830188679">
            <text:p>0.7924528302</text:p>
          </table:table-cell>
          <table:table-cell office:value-type="float" office:value="0.342514330760412">
            <text:p>0.342514330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95148247978436">
            <text:p>0.795148248</text:p>
          </table:table-cell>
          <table:table-cell office:value-type="float" office:value="0.334527922282129">
            <text:p>0.334527922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95148247978436">
            <text:p>0.795148248</text:p>
          </table:table-cell>
          <table:table-cell office:value-type="float" office:value="0.329771191449988">
            <text:p>0.32977119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03234501347709">
            <text:p>0.8032345013</text:p>
          </table:table-cell>
          <table:table-cell office:value-type="float" office:value="0.323467376610296">
            <text:p>0.32346737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808625336927224">
            <text:p>0.8086253369</text:p>
          </table:table-cell>
          <table:table-cell office:value-type="float" office:value="0.316956646843136">
            <text:p>0.31695664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815363881401617">
            <text:p>0.8153638814</text:p>
          </table:table-cell>
          <table:table-cell office:value-type="float" office:value="0.310409704172101">
            <text:p>0.310409704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824797843665768">
            <text:p>0.8247978437</text:p>
          </table:table-cell>
          <table:table-cell office:value-type="float" office:value="0.306900094722934">
            <text:p>0.30690009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27493261455526">
            <text:p>0.8274932615</text:p>
          </table:table-cell>
          <table:table-cell office:value-type="float" office:value="0.303462327072448">
            <text:p>0.303462327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27493261455526">
            <text:p>0.8274932615</text:p>
          </table:table-cell>
          <table:table-cell office:value-type="float" office:value="0.298175025346946">
            <text:p>0.298175025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838274932614555">
            <text:p>0.8382749326</text:p>
          </table:table-cell>
          <table:table-cell office:value-type="float" office:value="0.291714792845199">
            <text:p>0.291714792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50404312668464">
            <text:p>0.8504043127</text:p>
          </table:table-cell>
          <table:table-cell office:value-type="float" office:value="0.283789777356598">
            <text:p>0.28378977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4366576819407">
            <text:p>0.8436657682</text:p>
          </table:table-cell>
          <table:table-cell office:value-type="float" office:value="0.276855270028193">
            <text:p>0.276855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46361185983827">
            <text:p>0.846361186</text:p>
          </table:table-cell>
          <table:table-cell office:value-type="float" office:value="0.271564985077615">
            <text:p>0.271564985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850404312668464">
            <text:p>0.8504043127</text:p>
          </table:table-cell>
          <table:table-cell office:value-type="float" office:value="0.267396781144139">
            <text:p>0.26739678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544474393531">
            <text:p>0.8544474394</text:p>
          </table:table-cell>
          <table:table-cell office:value-type="float" office:value="0.264220419355584">
            <text:p>0.264220419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58490566037736">
            <text:p>0.858490566</text:p>
          </table:table-cell>
          <table:table-cell office:value-type="float" office:value="0.260426879682774">
            <text:p>0.260426879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8544474393531">
            <text:p>0.8544474394</text:p>
          </table:table-cell>
          <table:table-cell office:value-type="float" office:value="0.260161530741695">
            <text:p>0.260161530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58490566037736">
            <text:p>0.858490566</text:p>
          </table:table-cell>
          <table:table-cell office:value-type="float" office:value="0.252285615895468">
            <text:p>0.252285615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58490566037736">
            <text:p>0.858490566</text:p>
          </table:table-cell>
          <table:table-cell office:value-type="float" office:value="0.246150247196615">
            <text:p>0.24615024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63881401617251">
            <text:p>0.8638814016</text:p>
          </table:table-cell>
          <table:table-cell office:value-type="float" office:value="0.242660363511792">
            <text:p>0.242660363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65229110512129">
            <text:p>0.8652291105</text:p>
          </table:table-cell>
          <table:table-cell office:value-type="float" office:value="0.238950726197118">
            <text:p>0.238950726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861185983827493">
            <text:p>0.8611859838</text:p>
          </table:table-cell>
          <table:table-cell office:value-type="float" office:value="0.235323376122497">
            <text:p>0.23532337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65229110512129">
            <text:p>0.8652291105</text:p>
          </table:table-cell>
          <table:table-cell office:value-type="float" office:value="0.232591622177965">
            <text:p>0.232591622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73315363881402">
            <text:p>0.8733153639</text:p>
          </table:table-cell>
          <table:table-cell office:value-type="float" office:value="0.226677316963584">
            <text:p>0.22667731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76010781671159">
            <text:p>0.8760107817</text:p>
          </table:table-cell>
          <table:table-cell office:value-type="float" office:value="0.220145115068529">
            <text:p>0.22014511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871967654986523">
            <text:p>0.871967655</text:p>
          </table:table-cell>
          <table:table-cell office:value-type="float" office:value="0.218145309625905">
            <text:p>0.218145309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876010781671159">
            <text:p>0.8760107817</text:p>
          </table:table-cell>
          <table:table-cell office:value-type="float" office:value="0.217247194894345">
            <text:p>0.217247194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880053908355795">
            <text:p>0.8800539084</text:p>
          </table:table-cell>
          <table:table-cell office:value-type="float" office:value="0.213824047296087">
            <text:p>0.213824047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882749326145552">
            <text:p>0.8827493261</text:p>
          </table:table-cell>
          <table:table-cell office:value-type="float" office:value="0.211194903484735">
            <text:p>0.21119490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880053908355795">
            <text:p>0.8800539084</text:p>
          </table:table-cell>
          <table:table-cell office:value-type="float" office:value="0.212756760712037">
            <text:p>0.21275676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884097035040431">
            <text:p>0.884097035</text:p>
          </table:table-cell>
          <table:table-cell office:value-type="float" office:value="0.208719214027999">
            <text:p>0.20871921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888140161725067">
            <text:p>0.8881401617</text:p>
          </table:table-cell>
          <table:table-cell office:value-type="float" office:value="0.209423157400945">
            <text:p>0.20942315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4097035040431">
            <text:p>0.884097035</text:p>
          </table:table-cell>
          <table:table-cell office:value-type="float" office:value="0.206039186037419">
            <text:p>0.20603918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886792452830189">
            <text:p>0.8867924528</text:p>
          </table:table-cell>
          <table:table-cell office:value-type="float" office:value="0.206483208175822">
            <text:p>0.206483208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877358490566038">
            <text:p>0.8773584906</text:p>
          </table:table-cell>
          <table:table-cell office:value-type="float" office:value="0.211193844225758">
            <text:p>0.211193844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878706199460916">
            <text:p>0.8787061995</text:p>
          </table:table-cell>
          <table:table-cell office:value-type="float" office:value="0.207554600345661">
            <text:p>0.207554600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867924528301887">
            <text:p>0.8679245283</text:p>
          </table:table-cell>
          <table:table-cell office:value-type="float" office:value="0.21597048360438">
            <text:p>0.21597048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88544474393531">
            <text:p>0.8854447439</text:p>
          </table:table-cell>
          <table:table-cell office:value-type="float" office:value="0.197530220912192">
            <text:p>0.197530220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877358490566038">
            <text:p>0.8773584906</text:p>
          </table:table-cell>
          <table:table-cell office:value-type="float" office:value="0.205515414021249">
            <text:p>0.20551541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88544474393531">
            <text:p>0.8854447439</text:p>
          </table:table-cell>
          <table:table-cell office:value-type="float" office:value="0.203184575951046">
            <text:p>0.20318457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880053908355795">
            <text:p>0.8800539084</text:p>
          </table:table-cell>
          <table:table-cell office:value-type="float" office:value="0.204246384291965">
            <text:p>0.20424638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882749326145552">
            <text:p>0.8827493261</text:p>
          </table:table-cell>
          <table:table-cell office:value-type="float" office:value="0.196382296054983">
            <text:p>0.196382296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1401617250674">
            <text:p>0.8814016173</text:p>
          </table:table-cell>
          <table:table-cell office:value-type="float" office:value="0.198002397849723">
            <text:p>0.198002397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888140161725067">
            <text:p>0.8881401617</text:p>
          </table:table-cell>
          <table:table-cell office:value-type="float" office:value="0.196872141034421">
            <text:p>0.19687214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890835579514825">
            <text:p>0.8908355795</text:p>
          </table:table-cell>
          <table:table-cell office:value-type="float" office:value="0.187211911884908">
            <text:p>0.187211911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886792452830189">
            <text:p>0.8867924528</text:p>
          </table:table-cell>
          <table:table-cell office:value-type="float" office:value="0.190856512019575">
            <text:p>0.1908565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894878706199461">
            <text:p>0.8948787062</text:p>
          </table:table-cell>
          <table:table-cell office:value-type="float" office:value="0.18194988625195">
            <text:p>0.18194988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890835579514825">
            <text:p>0.8908355795</text:p>
          </table:table-cell>
          <table:table-cell office:value-type="float" office:value="0.184705662899176">
            <text:p>0.184705662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877358490566038">
            <text:p>0.8773584906</text:p>
          </table:table-cell>
          <table:table-cell office:value-type="float" office:value="0.202281379942862">
            <text:p>0.202281379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890835579514825">
            <text:p>0.8908355795</text:p>
          </table:table-cell>
          <table:table-cell office:value-type="float" office:value="0.182921433083644">
            <text:p>0.182921433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892183288409703">
            <text:p>0.8921832884</text:p>
          </table:table-cell>
          <table:table-cell office:value-type="float" office:value="0.182828721016157">
            <text:p>0.1828287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890835579514825">
            <text:p>0.8908355795</text:p>
          </table:table-cell>
          <table:table-cell office:value-type="float" office:value="0.195049746689334">
            <text:p>0.195049746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3530997304582">
            <text:p>0.8935309973</text:p>
          </table:table-cell>
          <table:table-cell office:value-type="float" office:value="0.184894941237175">
            <text:p>0.18489494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890835579514825">
            <text:p>0.8908355795</text:p>
          </table:table-cell>
          <table:table-cell office:value-type="float" office:value="0.188500270106816">
            <text:p>0.188500270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894878706199461">
            <text:p>0.8948787062</text:p>
          </table:table-cell>
          <table:table-cell office:value-type="float" office:value="0.180944783183635">
            <text:p>0.18094478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900269541778976">
            <text:p>0.9002695418</text:p>
          </table:table-cell>
          <table:table-cell office:value-type="float" office:value="0.174895199154558">
            <text:p>0.174895199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894878706199461">
            <text:p>0.8948787062</text:p>
          </table:table-cell>
          <table:table-cell office:value-type="float" office:value="0.181895902951973">
            <text:p>0.18189590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894878706199461">
            <text:p>0.8948787062</text:p>
          </table:table-cell>
          <table:table-cell office:value-type="float" office:value="0.182967233266236">
            <text:p>0.182967233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900269541778976">
            <text:p>0.9002695418</text:p>
          </table:table-cell>
          <table:table-cell office:value-type="float" office:value="0.176267194015684">
            <text:p>0.17626719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892183288409703">
            <text:p>0.8921832884</text:p>
          </table:table-cell>
          <table:table-cell office:value-type="float" office:value="0.180736470022813">
            <text:p>0.180736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890835579514825">
            <text:p>0.8908355795</text:p>
          </table:table-cell>
          <table:table-cell office:value-type="float" office:value="0.181263875457139">
            <text:p>0.18126387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893530997304582">
            <text:p>0.8935309973</text:p>
          </table:table-cell>
          <table:table-cell office:value-type="float" office:value="0.176630143908303">
            <text:p>0.17663014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3530997304582">
            <text:p>0.8935309973</text:p>
          </table:table-cell>
          <table:table-cell office:value-type="float" office:value="0.178206193433691">
            <text:p>0.178206193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894878706199461">
            <text:p>0.8948787062</text:p>
          </table:table-cell>
          <table:table-cell office:value-type="float" office:value="0.179264240785983">
            <text:p>0.179264240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869272237196766">
            <text:p>0.8692722372</text:p>
          </table:table-cell>
          <table:table-cell office:value-type="float" office:value="0.220829381631692">
            <text:p>0.220829381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896226415094339">
            <text:p>0.8962264151</text:p>
          </table:table-cell>
          <table:table-cell office:value-type="float" office:value="0.174590275789429">
            <text:p>0.174590275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894878706199461">
            <text:p>0.8948787062</text:p>
          </table:table-cell>
          <table:table-cell office:value-type="float" office:value="0.180855627210267">
            <text:p>0.18085562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900269541778976">
            <text:p>0.9002695418</text:p>
          </table:table-cell>
          <table:table-cell office:value-type="float" office:value="0.16253074890647">
            <text:p>0.162530748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91644204851752">
            <text:p>0.9164420485</text:p>
          </table:table-cell>
          <table:table-cell office:value-type="float" office:value="0.157397373459631">
            <text:p>0.15739737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904312668463612">
            <text:p>0.9043126685</text:p>
          </table:table-cell>
          <table:table-cell office:value-type="float" office:value="0.16618012191536">
            <text:p>0.16618012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898921832884097">
            <text:p>0.8989218329</text:p>
          </table:table-cell>
          <table:table-cell office:value-type="float" office:value="0.170973246147695">
            <text:p>0.170973246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893530997304582">
            <text:p>0.8935309973</text:p>
          </table:table-cell>
          <table:table-cell office:value-type="float" office:value="0.172318407143899">
            <text:p>0.17231840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1617250673854">
            <text:p>0.9016172507</text:p>
          </table:table-cell>
          <table:table-cell office:value-type="float" office:value="0.165638216346561">
            <text:p>0.165638216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892183288409703">
            <text:p>0.8921832884</text:p>
          </table:table-cell>
          <table:table-cell office:value-type="float" office:value="0.174800862678285">
            <text:p>0.174800862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900269541778976">
            <text:p>0.9002695418</text:p>
          </table:table-cell>
          <table:table-cell office:value-type="float" office:value="0.161104927311259">
            <text:p>0.161104927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907008086253369">
            <text:p>0.9070080863</text:p>
          </table:table-cell>
          <table:table-cell office:value-type="float" office:value="0.161805675643883">
            <text:p>0.161805675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909703504043127">
            <text:p>0.909703504</text:p>
          </table:table-cell>
          <table:table-cell office:value-type="float" office:value="0.159872395669369">
            <text:p>0.159872395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905660377358491">
            <text:p>0.9056603774</text:p>
          </table:table-cell>
          <table:table-cell office:value-type="float" office:value="0.1680571552361">
            <text:p>0.168057155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897574123989218">
            <text:p>0.897574124</text:p>
          </table:table-cell>
          <table:table-cell office:value-type="float" office:value="0.166035801312179">
            <text:p>0.166035801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911051212938005">
            <text:p>0.9110512129</text:p>
          </table:table-cell>
          <table:table-cell office:value-type="float" office:value="0.15812319715556">
            <text:p>0.158123197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908355795148248">
            <text:p>0.9083557951</text:p>
          </table:table-cell>
          <table:table-cell office:value-type="float" office:value="0.154800702355816">
            <text:p>0.154800702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912398921832884">
            <text:p>0.9123989218</text:p>
          </table:table-cell>
          <table:table-cell office:value-type="float" office:value="0.155809938269122">
            <text:p>0.15580993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912398921832884">
            <text:p>0.9123989218</text:p>
          </table:table-cell>
          <table:table-cell office:value-type="float" office:value="0.152879550609">
            <text:p>0.152879550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905660377358491">
            <text:p>0.9056603774</text:p>
          </table:table-cell>
          <table:table-cell office:value-type="float" office:value="0.153935224980136">
            <text:p>0.15393522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913746630727763">
            <text:p>0.9137466307</text:p>
          </table:table-cell>
          <table:table-cell office:value-type="float" office:value="0.155535839178646">
            <text:p>0.155535839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909703504043127">
            <text:p>0.909703504</text:p>
          </table:table-cell>
          <table:table-cell office:value-type="float" office:value="0.15965482758938">
            <text:p>0.159654827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902964959568733">
            <text:p>0.9029649596</text:p>
          </table:table-cell>
          <table:table-cell office:value-type="float" office:value="0.167630407653701">
            <text:p>0.167630407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893530997304582">
            <text:p>0.8935309973</text:p>
          </table:table-cell>
          <table:table-cell office:value-type="float" office:value="0.171977046108804">
            <text:p>0.171977046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909703504043127">
            <text:p>0.909703504</text:p>
          </table:table-cell>
          <table:table-cell office:value-type="float" office:value="0.15621772112836">
            <text:p>0.156217721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919137466307278">
            <text:p>0.9191374663</text:p>
          </table:table-cell>
          <table:table-cell office:value-type="float" office:value="0.145184100845406">
            <text:p>0.145184100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923180592991914">
            <text:p>0.923180593</text:p>
          </table:table-cell>
          <table:table-cell office:value-type="float" office:value="0.147956460850919">
            <text:p>0.147956460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912398921832884">
            <text:p>0.9123989218</text:p>
          </table:table-cell>
          <table:table-cell office:value-type="float" office:value="0.146915453376005">
            <text:p>0.14691545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21832884097035">
            <text:p>0.9218328841</text:p>
          </table:table-cell>
          <table:table-cell office:value-type="float" office:value="0.150445774539789">
            <text:p>0.150445774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900269541778976">
            <text:p>0.9002695418</text:p>
          </table:table-cell>
          <table:table-cell office:value-type="float" office:value="0.162114974090467">
            <text:p>0.162114974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921832884097035">
            <text:p>0.9218328841</text:p>
          </table:table-cell>
          <table:table-cell office:value-type="float" office:value="0.150562512974184">
            <text:p>0.15056251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923180592991914">
            <text:p>0.923180593</text:p>
          </table:table-cell>
          <table:table-cell office:value-type="float" office:value="0.138881844659357">
            <text:p>0.138881844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920485175202156">
            <text:p>0.9204851752</text:p>
          </table:table-cell>
          <table:table-cell office:value-type="float" office:value="0.149500661435976">
            <text:p>0.149500661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905660377358491">
            <text:p>0.9056603774</text:p>
          </table:table-cell>
          <table:table-cell office:value-type="float" office:value="0.154726280786866">
            <text:p>0.154726280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902964959568733">
            <text:p>0.9029649596</text:p>
          </table:table-cell>
          <table:table-cell office:value-type="float" office:value="0.157609944288979">
            <text:p>0.157609944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907008086253369">
            <text:p>0.9070080863</text:p>
          </table:table-cell>
          <table:table-cell office:value-type="float" office:value="0.150669172363699">
            <text:p>0.150669172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902964959568733">
            <text:p>0.9029649596</text:p>
          </table:table-cell>
          <table:table-cell office:value-type="float" office:value="0.154342697818163">
            <text:p>0.154342697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921832884097035">
            <text:p>0.9218328841</text:p>
          </table:table-cell>
          <table:table-cell office:value-type="float" office:value="0.140172296369649">
            <text:p>0.140172296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913746630727763">
            <text:p>0.9137466307</text:p>
          </table:table-cell>
          <table:table-cell office:value-type="float" office:value="0.144708786999534">
            <text:p>0.14470878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908355795148248">
            <text:p>0.9083557951</text:p>
          </table:table-cell>
          <table:table-cell office:value-type="float" office:value="0.143675535830512">
            <text:p>0.143675535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900269541778976">
            <text:p>0.9002695418</text:p>
          </table:table-cell>
          <table:table-cell office:value-type="float" office:value="0.159598402568732">
            <text:p>0.159598402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912398921832884">
            <text:p>0.9123989218</text:p>
          </table:table-cell>
          <table:table-cell office:value-type="float" office:value="0.146461647460394">
            <text:p>0.146461647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909703504043127">
            <text:p>0.909703504</text:p>
          </table:table-cell>
          <table:table-cell office:value-type="float" office:value="0.150304818974104">
            <text:p>0.15030481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915094339622642">
            <text:p>0.9150943396</text:p>
          </table:table-cell>
          <table:table-cell office:value-type="float" office:value="0.142626084862336">
            <text:p>0.142626084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917789757412399">
            <text:p>0.9177897574</text:p>
          </table:table-cell>
          <table:table-cell office:value-type="float" office:value="0.138457651666125">
            <text:p>0.13845765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921832884097035">
            <text:p>0.9218328841</text:p>
          </table:table-cell>
          <table:table-cell office:value-type="float" office:value="0.135604636298554">
            <text:p>0.135604636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911051212938005">
            <text:p>0.9110512129</text:p>
          </table:table-cell>
          <table:table-cell office:value-type="float" office:value="0.145008860312737">
            <text:p>0.145008860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923180592991914">
            <text:p>0.923180593</text:p>
          </table:table-cell>
          <table:table-cell office:value-type="float" office:value="0.136373998776652">
            <text:p>0.13637399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9703504043127">
            <text:p>0.909703504</text:p>
          </table:table-cell>
          <table:table-cell office:value-type="float" office:value="0.152883617626762">
            <text:p>0.152883617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917789757412399">
            <text:p>0.9177897574</text:p>
          </table:table-cell>
          <table:table-cell office:value-type="float" office:value="0.14661562453372">
            <text:p>0.146615624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91644204851752">
            <text:p>0.9164420485</text:p>
          </table:table-cell>
          <table:table-cell office:value-type="float" office:value="0.143801738149549">
            <text:p>0.143801738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924528301886792">
            <text:p>0.9245283019</text:p>
          </table:table-cell>
          <table:table-cell office:value-type="float" office:value="0.133328360399726">
            <text:p>0.133328360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915094339622642">
            <text:p>0.9150943396</text:p>
          </table:table-cell>
          <table:table-cell office:value-type="float" office:value="0.141676022635617">
            <text:p>0.141676022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919137466307278">
            <text:p>0.9191374663</text:p>
          </table:table-cell>
          <table:table-cell office:value-type="float" office:value="0.138947147703971">
            <text:p>0.138947147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904312668463612">
            <text:p>0.9043126685</text:p>
          </table:table-cell>
          <table:table-cell office:value-type="float" office:value="0.161201057847023">
            <text:p>0.161201057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917789757412399">
            <text:p>0.9177897574</text:p>
          </table:table-cell>
          <table:table-cell office:value-type="float" office:value="0.13397762878814">
            <text:p>0.133977628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921832884097035">
            <text:p>0.9218328841</text:p>
          </table:table-cell>
          <table:table-cell office:value-type="float" office:value="0.140413337435355">
            <text:p>0.1404133374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92722371967655">
            <text:p>0.9272237197</text:p>
          </table:table-cell>
          <table:table-cell office:value-type="float" office:value="0.123210540455632">
            <text:p>0.123210540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909703504043127">
            <text:p>0.909703504</text:p>
          </table:table-cell>
          <table:table-cell office:value-type="float" office:value="0.14872302769949">
            <text:p>0.148723027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919137466307278">
            <text:p>0.9191374663</text:p>
          </table:table-cell>
          <table:table-cell office:value-type="float" office:value="0.136898863064912">
            <text:p>0.136898863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900269541778976">
            <text:p>0.9002695418</text:p>
          </table:table-cell>
          <table:table-cell office:value-type="float" office:value="0.164506526592817">
            <text:p>0.164506526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921832884097035">
            <text:p>0.9218328841</text:p>
          </table:table-cell>
          <table:table-cell office:value-type="float" office:value="0.137175083955541">
            <text:p>0.13717508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908355795148248">
            <text:p>0.9083557951</text:p>
          </table:table-cell>
          <table:table-cell office:value-type="float" office:value="0.147111358444492">
            <text:p>0.147111358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912398921832884">
            <text:p>0.9123989218</text:p>
          </table:table-cell>
          <table:table-cell office:value-type="float" office:value="0.134502888624012">
            <text:p>0.134502888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924528301886792">
            <text:p>0.9245283019</text:p>
          </table:table-cell>
          <table:table-cell office:value-type="float" office:value="0.130023040649108">
            <text:p>0.130023040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907008086253369">
            <text:p>0.9070080863</text:p>
          </table:table-cell>
          <table:table-cell office:value-type="float" office:value="0.147005381291784">
            <text:p>0.147005381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921832884097035">
            <text:p>0.9218328841</text:p>
          </table:table-cell>
          <table:table-cell office:value-type="float" office:value="0.127405549519793">
            <text:p>0.127405549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923180592991914">
            <text:p>0.923180593</text:p>
          </table:table-cell>
          <table:table-cell office:value-type="float" office:value="0.128681855543186">
            <text:p>0.128681855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31266846361186">
            <text:p>0.9312668464</text:p>
          </table:table-cell>
          <table:table-cell office:value-type="float" office:value="0.117343856517847">
            <text:p>0.117343856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921832884097035">
            <text:p>0.9218328841</text:p>
          </table:table-cell>
          <table:table-cell office:value-type="float" office:value="0.132651782569864">
            <text:p>0.132651782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913746630727763">
            <text:p>0.9137466307</text:p>
          </table:table-cell>
          <table:table-cell office:value-type="float" office:value="0.14438907900008">
            <text:p>0.1443890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912398921832884">
            <text:p>0.9123989218</text:p>
          </table:table-cell>
          <table:table-cell office:value-type="float" office:value="0.145841253888304">
            <text:p>0.145841253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91644204851752">
            <text:p>0.9164420485</text:p>
          </table:table-cell>
          <table:table-cell office:value-type="float" office:value="0.132717488539378">
            <text:p>0.13271748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925876010781671">
            <text:p>0.9258760108</text:p>
          </table:table-cell>
          <table:table-cell office:value-type="float" office:value="0.127637490505938">
            <text:p>0.127637490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909703504043127">
            <text:p>0.909703504</text:p>
          </table:table-cell>
          <table:table-cell office:value-type="float" office:value="0.148855527152492">
            <text:p>0.148855527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931266846361186">
            <text:p>0.9312668464</text:p>
          </table:table-cell>
          <table:table-cell office:value-type="float" office:value="0.1198506014048">
            <text:p>0.119850601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917789757412399">
            <text:p>0.9177897574</text:p>
          </table:table-cell>
          <table:table-cell office:value-type="float" office:value="0.138488837642316">
            <text:p>0.138488837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932614555256065">
            <text:p>0.9326145553</text:p>
          </table:table-cell>
          <table:table-cell office:value-type="float" office:value="0.115491160902812">
            <text:p>0.115491160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925876010781671">
            <text:p>0.9258760108</text:p>
          </table:table-cell>
          <table:table-cell office:value-type="float" office:value="0.120547746013824">
            <text:p>0.12054774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929919137466307">
            <text:p>0.9299191375</text:p>
          </table:table-cell>
          <table:table-cell office:value-type="float" office:value="0.111361583461405">
            <text:p>0.111361583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933962264150943">
            <text:p>0.9339622642</text:p>
          </table:table-cell>
          <table:table-cell office:value-type="float" office:value="0.116146714928588">
            <text:p>0.116146714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907008086253369">
            <text:p>0.9070080863</text:p>
          </table:table-cell>
          <table:table-cell office:value-type="float" office:value="0.166080390796068">
            <text:p>0.166080390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917789757412399">
            <text:p>0.9177897574</text:p>
          </table:table-cell>
          <table:table-cell office:value-type="float" office:value="0.134838369907279">
            <text:p>0.134838369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91644204851752">
            <text:p>0.9164420485</text:p>
          </table:table-cell>
          <table:table-cell office:value-type="float" office:value="0.138724189811548">
            <text:p>0.138724189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938005390835579">
            <text:p>0.9380053908</text:p>
          </table:table-cell>
          <table:table-cell office:value-type="float" office:value="0.116490689770481">
            <text:p>0.116490689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919137466307278">
            <text:p>0.9191374663</text:p>
          </table:table-cell>
          <table:table-cell office:value-type="float" office:value="0.137229046390944">
            <text:p>0.137229046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929919137466307">
            <text:p>0.9299191375</text:p>
          </table:table-cell>
          <table:table-cell office:value-type="float" office:value="0.117698400632108">
            <text:p>0.117698400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939353099730458">
            <text:p>0.9393530997</text:p>
          </table:table-cell>
          <table:table-cell office:value-type="float" office:value="0.111919587529811">
            <text:p>0.111919587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38005390835579">
            <text:p>0.9380053908</text:p>
          </table:table-cell>
          <table:table-cell office:value-type="float" office:value="0.113154403512515">
            <text:p>0.1131544035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919137466307278">
            <text:p>0.9191374663</text:p>
          </table:table-cell>
          <table:table-cell office:value-type="float" office:value="0.129346929486195">
            <text:p>0.12934692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943396226415094">
            <text:p>0.9433962264</text:p>
          </table:table-cell>
          <table:table-cell office:value-type="float" office:value="0.107555569236261">
            <text:p>0.107555569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943396226415094">
            <text:p>0.9433962264</text:p>
          </table:table-cell>
          <table:table-cell office:value-type="float" office:value="0.102537528040654">
            <text:p>0.1025375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935309973045822">
            <text:p>0.935309973</text:p>
          </table:table-cell>
          <table:table-cell office:value-type="float" office:value="0.109560465761773">
            <text:p>0.109560465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929919137466307">
            <text:p>0.9299191375</text:p>
          </table:table-cell>
          <table:table-cell office:value-type="float" office:value="0.120094041272563">
            <text:p>0.120094041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928571428571429">
            <text:p>0.9285714286</text:p>
          </table:table-cell>
          <table:table-cell office:value-type="float" office:value="0.120750075228682">
            <text:p>0.120750075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942048517520215">
            <text:p>0.9420485175</text:p>
          </table:table-cell>
          <table:table-cell office:value-type="float" office:value="0.108809207928456">
            <text:p>0.108809207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928571428571429">
            <text:p>0.9285714286</text:p>
          </table:table-cell>
          <table:table-cell office:value-type="float" office:value="0.122320417190085">
            <text:p>0.122320417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921832884097035">
            <text:p>0.9218328841</text:p>
          </table:table-cell>
          <table:table-cell office:value-type="float" office:value="0.137252509777015">
            <text:p>0.137252509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91644204851752">
            <text:p>0.9164420485</text:p>
          </table:table-cell>
          <table:table-cell office:value-type="float" office:value="0.14121368819708">
            <text:p>0.141213688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928571428571429">
            <text:p>0.9285714286</text:p>
          </table:table-cell>
          <table:table-cell office:value-type="float" office:value="0.123000746451496">
            <text:p>0.123000746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928571428571429">
            <text:p>0.9285714286</text:p>
          </table:table-cell>
          <table:table-cell office:value-type="float" office:value="0.127240364478186">
            <text:p>0.127240364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913746630727763">
            <text:p>0.9137466307</text:p>
          </table:table-cell>
          <table:table-cell office:value-type="float" office:value="0.150186682070576">
            <text:p>0.150186682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928571428571429">
            <text:p>0.9285714286</text:p>
          </table:table-cell>
          <table:table-cell office:value-type="float" office:value="0.120981447588837">
            <text:p>0.120981447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935309973045822">
            <text:p>0.935309973</text:p>
          </table:table-cell>
          <table:table-cell office:value-type="float" office:value="0.113679897142787">
            <text:p>0.113679897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938005390835579">
            <text:p>0.9380053908</text:p>
          </table:table-cell>
          <table:table-cell office:value-type="float" office:value="0.103868069075169">
            <text:p>0.103868069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936657681940701">
            <text:p>0.9366576819</text:p>
          </table:table-cell>
          <table:table-cell office:value-type="float" office:value="0.107313460887283">
            <text:p>0.107313460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921832884097035">
            <text:p>0.9218328841</text:p>
          </table:table-cell>
          <table:table-cell office:value-type="float" office:value="0.136272314976658">
            <text:p>0.13627231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936657681940701">
            <text:p>0.9366576819</text:p>
          </table:table-cell>
          <table:table-cell office:value-type="float" office:value="0.105149485509179">
            <text:p>0.10514948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38005390835579">
            <text:p>0.9380053908</text:p>
          </table:table-cell>
          <table:table-cell office:value-type="float" office:value="0.114562420141504">
            <text:p>0.114562420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92722371967655">
            <text:p>0.9272237197</text:p>
          </table:table-cell>
          <table:table-cell office:value-type="float" office:value="0.123524818641589">
            <text:p>0.123524818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929919137466307">
            <text:p>0.9299191375</text:p>
          </table:table-cell>
          <table:table-cell office:value-type="float" office:value="0.12560272101158">
            <text:p>0.12560272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942048517520215">
            <text:p>0.9420485175</text:p>
          </table:table-cell>
          <table:table-cell office:value-type="float" office:value="0.107676817647011">
            <text:p>0.107676817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929919137466307">
            <text:p>0.9299191375</text:p>
          </table:table-cell>
          <table:table-cell office:value-type="float" office:value="0.118655345276158">
            <text:p>0.118655345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936657681940701">
            <text:p>0.9366576819</text:p>
          </table:table-cell>
          <table:table-cell office:value-type="float" office:value="0.106727081800488">
            <text:p>0.106727081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919137466307278">
            <text:p>0.9191374663</text:p>
          </table:table-cell>
          <table:table-cell office:value-type="float" office:value="0.13482395378621">
            <text:p>0.134823953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92722371967655">
            <text:p>0.9272237197</text:p>
          </table:table-cell>
          <table:table-cell office:value-type="float" office:value="0.121556127224549">
            <text:p>0.1215561272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946091644204852">
            <text:p>0.9460916442</text:p>
          </table:table-cell>
          <table:table-cell office:value-type="float" office:value="0.0972557978547203">
            <text:p>0.097255797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92722371967655">
            <text:p>0.9272237197</text:p>
          </table:table-cell>
          <table:table-cell office:value-type="float" office:value="0.12133618263075">
            <text:p>0.121336182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933962264150943">
            <text:p>0.9339622642</text:p>
          </table:table-cell>
          <table:table-cell office:value-type="float" office:value="0.111881538552746">
            <text:p>0.111881538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931266846361186">
            <text:p>0.9312668464</text:p>
          </table:table-cell>
          <table:table-cell office:value-type="float" office:value="0.115833438017362">
            <text:p>0.115833438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915094339622642">
            <text:p>0.9150943396</text:p>
          </table:table-cell>
          <table:table-cell office:value-type="float" office:value="0.149911065508359">
            <text:p>0.149911065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932614555256065">
            <text:p>0.9326145553</text:p>
          </table:table-cell>
          <table:table-cell office:value-type="float" office:value="0.118571287462352">
            <text:p>0.1185712875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920485175202156">
            <text:p>0.9204851752</text:p>
          </table:table-cell>
          <table:table-cell office:value-type="float" office:value="0.131624046454614">
            <text:p>0.131624046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943396226415094">
            <text:p>0.9433962264</text:p>
          </table:table-cell>
          <table:table-cell office:value-type="float" office:value="0.102644114481328">
            <text:p>0.102644114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939353099730458">
            <text:p>0.9393530997</text:p>
          </table:table-cell>
          <table:table-cell office:value-type="float" office:value="0.109859765960753">
            <text:p>0.10985976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942048517520215">
            <text:p>0.9420485175</text:p>
          </table:table-cell>
          <table:table-cell office:value-type="float" office:value="0.103541484098187">
            <text:p>0.103541484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925876010781671">
            <text:p>0.9258760108</text:p>
          </table:table-cell>
          <table:table-cell office:value-type="float" office:value="0.126746719552674">
            <text:p>0.126746719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942048517520215">
            <text:p>0.9420485175</text:p>
          </table:table-cell>
          <table:table-cell office:value-type="float" office:value="0.10349175515775">
            <text:p>0.1034917552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923180592991914">
            <text:p>0.923180593</text:p>
          </table:table-cell>
          <table:table-cell office:value-type="float" office:value="0.128273275483919">
            <text:p>0.128273275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924528301886792">
            <text:p>0.9245283019</text:p>
          </table:table-cell>
          <table:table-cell office:value-type="float" office:value="0.125749356232471">
            <text:p>0.125749356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932614555256065">
            <text:p>0.9326145553</text:p>
          </table:table-cell>
          <table:table-cell office:value-type="float" office:value="0.121267189067091">
            <text:p>0.1212671891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940700808625337">
            <text:p>0.9407008086</text:p>
          </table:table-cell>
          <table:table-cell office:value-type="float" office:value="0.106508047236864">
            <text:p>0.106508047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31266846361186">
            <text:p>0.9312668464</text:p>
          </table:table-cell>
          <table:table-cell office:value-type="float" office:value="0.111951523029831">
            <text:p>0.11195152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923180592991914">
            <text:p>0.923180593</text:p>
          </table:table-cell>
          <table:table-cell office:value-type="float" office:value="0.12398829543455">
            <text:p>0.123988295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923180592991914">
            <text:p>0.923180593</text:p>
          </table:table-cell>
          <table:table-cell office:value-type="float" office:value="0.129491186383058">
            <text:p>0.129491186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92722371967655">
            <text:p>0.9272237197</text:p>
          </table:table-cell>
          <table:table-cell office:value-type="float" office:value="0.119339516263914">
            <text:p>0.119339516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931266846361186">
            <text:p>0.9312668464</text:p>
          </table:table-cell>
          <table:table-cell office:value-type="float" office:value="0.115492943137083">
            <text:p>0.115492943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939353099730458">
            <text:p>0.9393530997</text:p>
          </table:table-cell>
          <table:table-cell office:value-type="float" office:value="0.106661089803147">
            <text:p>0.106661089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943396226415094">
            <text:p>0.9433962264</text:p>
          </table:table-cell>
          <table:table-cell office:value-type="float" office:value="0.0981792504466411">
            <text:p>0.098179250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92722371967655">
            <text:p>0.9272237197</text:p>
          </table:table-cell>
          <table:table-cell office:value-type="float" office:value="0.121094190449482">
            <text:p>0.121094190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940700808625337">
            <text:p>0.9407008086</text:p>
          </table:table-cell>
          <table:table-cell office:value-type="float" office:value="0.101143984647714">
            <text:p>0.101143984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948787061994609">
            <text:p>0.948787062</text:p>
          </table:table-cell>
          <table:table-cell office:value-type="float" office:value="0.0961099988436698">
            <text:p>0.096109998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943396226415094">
            <text:p>0.9433962264</text:p>
          </table:table-cell>
          <table:table-cell office:value-type="float" office:value="0.0945203419731815">
            <text:p>0.09452034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921832884097035">
            <text:p>0.9218328841</text:p>
          </table:table-cell>
          <table:table-cell office:value-type="float" office:value="0.120227433278188">
            <text:p>0.120227433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944743935309973">
            <text:p>0.9447439353</text:p>
          </table:table-cell>
          <table:table-cell office:value-type="float" office:value="0.0997578225746655">
            <text:p>0.099757822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939353099730458">
            <text:p>0.9393530997</text:p>
          </table:table-cell>
          <table:table-cell office:value-type="float" office:value="0.104848614412249">
            <text:p>0.104848614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943396226415094">
            <text:p>0.9433962264</text:p>
          </table:table-cell>
          <table:table-cell office:value-type="float" office:value="0.0974363420087033">
            <text:p>0.09743634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943396226415094">
            <text:p>0.9433962264</text:p>
          </table:table-cell>
          <table:table-cell office:value-type="float" office:value="0.0967335232570333">
            <text:p>0.096733523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940700808625337">
            <text:p>0.9407008086</text:p>
          </table:table-cell>
          <table:table-cell office:value-type="float" office:value="0.094608419305188">
            <text:p>0.094608419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932614555256065">
            <text:p>0.9326145553</text:p>
          </table:table-cell>
          <table:table-cell office:value-type="float" office:value="0.105019021531299">
            <text:p>0.105019021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943396226415094">
            <text:p>0.9433962264</text:p>
          </table:table-cell>
          <table:table-cell office:value-type="float" office:value="0.105295845001973">
            <text:p>0.10529584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940700808625337">
            <text:p>0.9407008086</text:p>
          </table:table-cell>
          <table:table-cell office:value-type="float" office:value="0.0946221850546714">
            <text:p>0.094622185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942048517520215">
            <text:p>0.9420485175</text:p>
          </table:table-cell>
          <table:table-cell office:value-type="float" office:value="0.109665288117203">
            <text:p>0.109665288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933962264150943">
            <text:p>0.9339622642</text:p>
          </table:table-cell>
          <table:table-cell office:value-type="float" office:value="0.112788972812788">
            <text:p>0.112788972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92722371967655">
            <text:p>0.9272237197</text:p>
          </table:table-cell>
          <table:table-cell office:value-type="float" office:value="0.116419061029858">
            <text:p>0.11641906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943396226415094">
            <text:p>0.9433962264</text:p>
          </table:table-cell>
          <table:table-cell office:value-type="float" office:value="0.105247219080285">
            <text:p>0.105247219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940700808625337">
            <text:p>0.9407008086</text:p>
          </table:table-cell>
          <table:table-cell office:value-type="float" office:value="0.101799247345916">
            <text:p>0.101799247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94743935309973">
            <text:p>0.9474393531</text:p>
          </table:table-cell>
          <table:table-cell office:value-type="float" office:value="0.091208029065859">
            <text:p>0.091208029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929919137466307">
            <text:p>0.9299191375</text:p>
          </table:table-cell>
          <table:table-cell office:value-type="float" office:value="0.117848303615403">
            <text:p>0.117848303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940700808625337">
            <text:p>0.9407008086</text:p>
          </table:table-cell>
          <table:table-cell office:value-type="float" office:value="0.10195470733473">
            <text:p>0.101954707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943396226415094">
            <text:p>0.9433962264</text:p>
          </table:table-cell>
          <table:table-cell office:value-type="float" office:value="0.0943824475473581">
            <text:p>0.094382447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928571428571429">
            <text:p>0.9285714286</text:p>
          </table:table-cell>
          <table:table-cell office:value-type="float" office:value="0.124332867843655">
            <text:p>0.124332867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920485175202156">
            <text:p>0.9204851752</text:p>
          </table:table-cell>
          <table:table-cell office:value-type="float" office:value="0.141810596233823">
            <text:p>0.141810596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943396226415094">
            <text:p>0.9433962264</text:p>
          </table:table-cell>
          <table:table-cell office:value-type="float" office:value="0.0976882212899054">
            <text:p>0.09768822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943396226415094">
            <text:p>0.9433962264</text:p>
          </table:table-cell>
          <table:table-cell office:value-type="float" office:value="0.0977476186433047">
            <text:p>0.097747618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950134770889488">
            <text:p>0.9501347709</text:p>
          </table:table-cell>
          <table:table-cell office:value-type="float" office:value="0.091747392943284">
            <text:p>0.091747392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943396226415094">
            <text:p>0.9433962264</text:p>
          </table:table-cell>
          <table:table-cell office:value-type="float" office:value="0.102565309502741">
            <text:p>0.102565309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939353099730458">
            <text:p>0.9393530997</text:p>
          </table:table-cell>
          <table:table-cell office:value-type="float" office:value="0.0966671288422719">
            <text:p>0.096667128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46091644204852">
            <text:p>0.9460916442</text:p>
          </table:table-cell>
          <table:table-cell office:value-type="float" office:value="0.100571182211504">
            <text:p>0.100571182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948787061994609">
            <text:p>0.948787062</text:p>
          </table:table-cell>
          <table:table-cell office:value-type="float" office:value="0.0888936847641459">
            <text:p>0.088893684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944743935309973">
            <text:p>0.9447439353</text:p>
          </table:table-cell>
          <table:table-cell office:value-type="float" office:value="0.0902819203215169">
            <text:p>0.090281920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940700808625337">
            <text:p>0.9407008086</text:p>
          </table:table-cell>
          <table:table-cell office:value-type="float" office:value="0.103656072977089">
            <text:p>0.10365607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942048517520215">
            <text:p>0.9420485175</text:p>
          </table:table-cell>
          <table:table-cell office:value-type="float" office:value="0.106204560982374">
            <text:p>0.10620456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948787061994609">
            <text:p>0.948787062</text:p>
          </table:table-cell>
          <table:table-cell office:value-type="float" office:value="0.0911036976217548">
            <text:p>0.091103697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935309973045822">
            <text:p>0.935309973</text:p>
          </table:table-cell>
          <table:table-cell office:value-type="float" office:value="0.111014362068291">
            <text:p>0.111014362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919137466307278">
            <text:p>0.9191374663</text:p>
          </table:table-cell>
          <table:table-cell office:value-type="float" office:value="0.126521285636615">
            <text:p>0.126521285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917789757412399">
            <text:p>0.9177897574</text:p>
          </table:table-cell>
          <table:table-cell office:value-type="float" office:value="0.143709117939529">
            <text:p>0.143709117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944743935309973">
            <text:p>0.9447439353</text:p>
          </table:table-cell>
          <table:table-cell office:value-type="float" office:value="0.102729659666514">
            <text:p>0.102729659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942048517520215">
            <text:p>0.9420485175</text:p>
          </table:table-cell>
          <table:table-cell office:value-type="float" office:value="0.0930764522959524">
            <text:p>0.093076452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942048517520215">
            <text:p>0.9420485175</text:p>
          </table:table-cell>
          <table:table-cell office:value-type="float" office:value="0.0980481032952773">
            <text:p>0.098048103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94743935309973">
            <text:p>0.9474393531</text:p>
          </table:table-cell>
          <table:table-cell office:value-type="float" office:value="0.0948737963977581">
            <text:p>0.094873796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940700808625337">
            <text:p>0.9407008086</text:p>
          </table:table-cell>
          <table:table-cell office:value-type="float" office:value="0.107268916525361">
            <text:p>0.107268916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931266846361186">
            <text:p>0.9312668464</text:p>
          </table:table-cell>
          <table:table-cell office:value-type="float" office:value="0.111558720393212">
            <text:p>0.1115587204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942048517520215">
            <text:p>0.9420485175</text:p>
          </table:table-cell>
          <table:table-cell office:value-type="float" office:value="0.098817210047479">
            <text:p>0.0988172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939353099730458">
            <text:p>0.9393530997</text:p>
          </table:table-cell>
          <table:table-cell office:value-type="float" office:value="0.100339937260603">
            <text:p>0.100339937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948787061994609">
            <text:p>0.948787062</text:p>
          </table:table-cell>
          <table:table-cell office:value-type="float" office:value="0.090136827973987">
            <text:p>0.09013682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92722371967655">
            <text:p>0.9272237197</text:p>
          </table:table-cell>
          <table:table-cell office:value-type="float" office:value="0.124729181554332">
            <text:p>0.124729181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942048517520215">
            <text:p>0.9420485175</text:p>
          </table:table-cell>
          <table:table-cell office:value-type="float" office:value="0.0979149632159487">
            <text:p>0.097914963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948787061994609">
            <text:p>0.948787062</text:p>
          </table:table-cell>
          <table:table-cell office:value-type="float" office:value="0.0916031735809132">
            <text:p>0.091603173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935309973045822">
            <text:p>0.935309973</text:p>
          </table:table-cell>
          <table:table-cell office:value-type="float" office:value="0.106514832507182">
            <text:p>0.106514832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939353099730458">
            <text:p>0.9393530997</text:p>
          </table:table-cell>
          <table:table-cell office:value-type="float" office:value="0.106020009319277">
            <text:p>0.106020009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944743935309973">
            <text:p>0.9447439353</text:p>
          </table:table-cell>
          <table:table-cell office:value-type="float" office:value="0.0921746941846407">
            <text:p>0.092174694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950134770889488">
            <text:p>0.9501347709</text:p>
          </table:table-cell>
          <table:table-cell office:value-type="float" office:value="0.0836257761321385">
            <text:p>0.083625776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951482479784367">
            <text:p>0.9514824798</text:p>
          </table:table-cell>
          <table:table-cell office:value-type="float" office:value="0.0839932112022284">
            <text:p>0.083993211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943396226415094">
            <text:p>0.9433962264</text:p>
          </table:table-cell>
          <table:table-cell office:value-type="float" office:value="0.0943858520602763">
            <text:p>0.094385852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944743935309973">
            <text:p>0.9447439353</text:p>
          </table:table-cell>
          <table:table-cell office:value-type="float" office:value="0.0935901908511485">
            <text:p>0.0935901909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94743935309973">
            <text:p>0.9474393531</text:p>
          </table:table-cell>
          <table:table-cell office:value-type="float" office:value="0.0877469192206736">
            <text:p>0.087746919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955525606469002">
            <text:p>0.9555256065</text:p>
          </table:table-cell>
          <table:table-cell office:value-type="float" office:value="0.0816590526996299">
            <text:p>0.081659052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944743935309973">
            <text:p>0.9447439353</text:p>
          </table:table-cell>
          <table:table-cell office:value-type="float" office:value="0.0962987060665027">
            <text:p>0.096298706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950134770889488">
            <text:p>0.9501347709</text:p>
          </table:table-cell>
          <table:table-cell office:value-type="float" office:value="0.0817864656594651">
            <text:p>0.0817864657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946091644204852">
            <text:p>0.9460916442</text:p>
          </table:table-cell>
          <table:table-cell office:value-type="float" office:value="0.0903172344952472">
            <text:p>0.090317234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943396226415094">
            <text:p>0.9433962264</text:p>
          </table:table-cell>
          <table:table-cell office:value-type="float" office:value="0.0910044555532286">
            <text:p>0.091004455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943396226415094">
            <text:p>0.9433962264</text:p>
          </table:table-cell>
          <table:table-cell office:value-type="float" office:value="0.0990415547554649">
            <text:p>0.099041554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939353099730458">
            <text:p>0.9393530997</text:p>
          </table:table-cell>
          <table:table-cell office:value-type="float" office:value="0.110576806833068">
            <text:p>0.1105768068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94743935309973">
            <text:p>0.9474393531</text:p>
          </table:table-cell>
          <table:table-cell office:value-type="float" office:value="0.0899062631030463">
            <text:p>0.089906263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954177897574124">
            <text:p>0.9541778976</text:p>
          </table:table-cell>
          <table:table-cell office:value-type="float" office:value="0.0802149089652326">
            <text:p>0.08021490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952830188679245">
            <text:p>0.9528301887</text:p>
          </table:table-cell>
          <table:table-cell office:value-type="float" office:value="0.0785145451618067">
            <text:p>0.078514545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952830188679245">
            <text:p>0.9528301887</text:p>
          </table:table-cell>
          <table:table-cell office:value-type="float" office:value="0.0800544572690452">
            <text:p>0.080054457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951482479784367">
            <text:p>0.9514824798</text:p>
          </table:table-cell>
          <table:table-cell office:value-type="float" office:value="0.0805958176196188">
            <text:p>0.080595817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954177897574124">
            <text:p>0.9541778976</text:p>
          </table:table-cell>
          <table:table-cell office:value-type="float" office:value="0.0818290327416761">
            <text:p>0.081829032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952830188679245">
            <text:p>0.9528301887</text:p>
          </table:table-cell>
          <table:table-cell office:value-type="float" office:value="0.0783593325322979">
            <text:p>0.078359332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951482479784367">
            <text:p>0.9514824798</text:p>
          </table:table-cell>
          <table:table-cell office:value-type="float" office:value="0.076387031660655">
            <text:p>0.076387031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951482479784367">
            <text:p>0.9514824798</text:p>
          </table:table-cell>
          <table:table-cell office:value-type="float" office:value="0.0785555779023464">
            <text:p>0.078555577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952830188679245">
            <text:p>0.9528301887</text:p>
          </table:table-cell>
          <table:table-cell office:value-type="float" office:value="0.078718604310652">
            <text:p>0.078718604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955525606469002">
            <text:p>0.9555256065</text:p>
          </table:table-cell>
          <table:table-cell office:value-type="float" office:value="0.0723863355530416">
            <text:p>0.072386335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944743935309973">
            <text:p>0.9447439353</text:p>
          </table:table-cell>
          <table:table-cell office:value-type="float" office:value="0.092485618641997">
            <text:p>0.092485618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614555256065">
            <text:p>0.9326145553</text:p>
          </table:table-cell>
          <table:table-cell office:value-type="float" office:value="0.121930927195484">
            <text:p>0.121930927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943396226415094">
            <text:p>0.9433962264</text:p>
          </table:table-cell>
          <table:table-cell office:value-type="float" office:value="0.0948379014441085">
            <text:p>0.094837901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954177897574124">
            <text:p>0.9541778976</text:p>
          </table:table-cell>
          <table:table-cell office:value-type="float" office:value="0.0798679137680273">
            <text:p>0.0798679138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94743935309973">
            <text:p>0.9474393531</text:p>
          </table:table-cell>
          <table:table-cell office:value-type="float" office:value="0.0880623928374424">
            <text:p>0.088062392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946091644204852">
            <text:p>0.9460916442</text:p>
          </table:table-cell>
          <table:table-cell office:value-type="float" office:value="0.0854909569973374">
            <text:p>0.085490957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950134770889488">
            <text:p>0.9501347709</text:p>
          </table:table-cell>
          <table:table-cell office:value-type="float" office:value="0.0784160213705107">
            <text:p>0.078416021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951482479784367">
            <text:p>0.9514824798</text:p>
          </table:table-cell>
          <table:table-cell office:value-type="float" office:value="0.0813594293167084">
            <text:p>0.081359429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956873315363881">
            <text:p>0.9568733154</text:p>
          </table:table-cell>
          <table:table-cell office:value-type="float" office:value="0.0725708900179597">
            <text:p>0.0725708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950134770889488">
            <text:p>0.9501347709</text:p>
          </table:table-cell>
          <table:table-cell office:value-type="float" office:value="0.0826636424186849">
            <text:p>0.082663642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939353099730458">
            <text:p>0.9393530997</text:p>
          </table:table-cell>
          <table:table-cell office:value-type="float" office:value="0.09877210163601">
            <text:p>0.098772101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948787061994609">
            <text:p>0.948787062</text:p>
          </table:table-cell>
          <table:table-cell office:value-type="float" office:value="0.0826731482438526">
            <text:p>0.082673148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955525606469002">
            <text:p>0.9555256065</text:p>
          </table:table-cell>
          <table:table-cell office:value-type="float" office:value="0.0730171821646198">
            <text:p>0.073017182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946091644204852">
            <text:p>0.9460916442</text:p>
          </table:table-cell>
          <table:table-cell office:value-type="float" office:value="0.0852648093957481">
            <text:p>0.0852648094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950134770889488">
            <text:p>0.9501347709</text:p>
          </table:table-cell>
          <table:table-cell office:value-type="float" office:value="0.0814873519155353">
            <text:p>0.081487351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951482479784367">
            <text:p>0.9514824798</text:p>
          </table:table-cell>
          <table:table-cell office:value-type="float" office:value="0.0798874101354536">
            <text:p>0.079887410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4743935309973">
            <text:p>0.9474393531</text:p>
          </table:table-cell>
          <table:table-cell office:value-type="float" office:value="0.0881595947542585">
            <text:p>0.088159594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948787061994609">
            <text:p>0.948787062</text:p>
          </table:table-cell>
          <table:table-cell office:value-type="float" office:value="0.0901909356695267">
            <text:p>0.090190935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936657681940701">
            <text:p>0.9366576819</text:p>
          </table:table-cell>
          <table:table-cell office:value-type="float" office:value="0.103199234239362">
            <text:p>0.103199234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94743935309973">
            <text:p>0.9474393531</text:p>
          </table:table-cell>
          <table:table-cell office:value-type="float" office:value="0.0908034619986321">
            <text:p>0.09080346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950134770889488">
            <text:p>0.9501347709</text:p>
          </table:table-cell>
          <table:table-cell office:value-type="float" office:value="0.0814540479904963">
            <text:p>0.08145404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36657681940701">
            <text:p>0.9366576819</text:p>
          </table:table-cell>
          <table:table-cell office:value-type="float" office:value="0.098697962199509">
            <text:p>0.098697962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946091644204852">
            <text:p>0.9460916442</text:p>
          </table:table-cell>
          <table:table-cell office:value-type="float" office:value="0.0863836374095653">
            <text:p>0.086383637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956873315363881">
            <text:p>0.9568733154</text:p>
          </table:table-cell>
          <table:table-cell office:value-type="float" office:value="0.0732471825419725">
            <text:p>0.073247182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925876010781671">
            <text:p>0.9258760108</text:p>
          </table:table-cell>
          <table:table-cell office:value-type="float" office:value="0.131023189634353">
            <text:p>0.131023189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942048517520215">
            <text:p>0.9420485175</text:p>
          </table:table-cell>
          <table:table-cell office:value-type="float" office:value="0.0859147115509722">
            <text:p>0.08591471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50134770889488">
            <text:p>0.9501347709</text:p>
          </table:table-cell>
          <table:table-cell office:value-type="float" office:value="0.0846629085648481">
            <text:p>0.084662908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955525606469002">
            <text:p>0.9555256065</text:p>
          </table:table-cell>
          <table:table-cell office:value-type="float" office:value="0.0725706703538756">
            <text:p>0.072570670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948787061994609">
            <text:p>0.948787062</text:p>
          </table:table-cell>
          <table:table-cell office:value-type="float" office:value="0.0843519417756079">
            <text:p>0.0843519418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943396226415094">
            <text:p>0.9433962264</text:p>
          </table:table-cell>
          <table:table-cell office:value-type="float" office:value="0.0957917702182207">
            <text:p>0.0957917702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946091644204852">
            <text:p>0.9460916442</text:p>
          </table:table-cell>
          <table:table-cell office:value-type="float" office:value="0.0898510707254803">
            <text:p>0.089851070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944743935309973">
            <text:p>0.9447439353</text:p>
          </table:table-cell>
          <table:table-cell office:value-type="float" office:value="0.0858038724777026">
            <text:p>0.085803872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942048517520215">
            <text:p>0.9420485175</text:p>
          </table:table-cell>
          <table:table-cell office:value-type="float" office:value="0.0908764003798564">
            <text:p>0.090876400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923180592991914">
            <text:p>0.923180593</text:p>
          </table:table-cell>
          <table:table-cell office:value-type="float" office:value="0.120462087974596">
            <text:p>0.12046208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944743935309973">
            <text:p>0.9447439353</text:p>
          </table:table-cell>
          <table:table-cell office:value-type="float" office:value="0.0935777986291118">
            <text:p>0.093577798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940700808625337">
            <text:p>0.9407008086</text:p>
          </table:table-cell>
          <table:table-cell office:value-type="float" office:value="0.108270926633356">
            <text:p>0.108270926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48787061994609">
            <text:p>0.948787062</text:p>
          </table:table-cell>
          <table:table-cell office:value-type="float" office:value="0.0872919138362761">
            <text:p>0.0872919138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94743935309973">
            <text:p>0.9474393531</text:p>
          </table:table-cell>
          <table:table-cell office:value-type="float" office:value="0.0892919836697184">
            <text:p>0.089291983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948787061994609">
            <text:p>0.948787062</text:p>
          </table:table-cell>
          <table:table-cell office:value-type="float" office:value="0.087296154525741">
            <text:p>0.087296154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939353099730458">
            <text:p>0.9393530997</text:p>
          </table:table-cell>
          <table:table-cell office:value-type="float" office:value="0.0998445474105717">
            <text:p>0.099844547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948787061994609">
            <text:p>0.948787062</text:p>
          </table:table-cell>
          <table:table-cell office:value-type="float" office:value="0.0873002922487579">
            <text:p>0.0873002922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944743935309973">
            <text:p>0.9447439353</text:p>
          </table:table-cell>
          <table:table-cell office:value-type="float" office:value="0.0920079349066209">
            <text:p>0.092007934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950134770889488">
            <text:p>0.9501347709</text:p>
          </table:table-cell>
          <table:table-cell office:value-type="float" office:value="0.0783110159259681">
            <text:p>0.078311015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94743935309973">
            <text:p>0.9474393531</text:p>
          </table:table-cell>
          <table:table-cell office:value-type="float" office:value="0.0800699096955213">
            <text:p>0.080069909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946091644204852">
            <text:p>0.9460916442</text:p>
          </table:table-cell>
          <table:table-cell office:value-type="float" office:value="0.0804098523047568">
            <text:p>0.080409852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954177897574124">
            <text:p>0.9541778976</text:p>
          </table:table-cell>
          <table:table-cell office:value-type="float" office:value="0.0741125264003555">
            <text:p>0.074112526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2830188679245">
            <text:p>0.9528301887</text:p>
          </table:table-cell>
          <table:table-cell office:value-type="float" office:value="0.0748144870218477">
            <text:p>0.074814487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944743935309973">
            <text:p>0.9447439353</text:p>
          </table:table-cell>
          <table:table-cell office:value-type="float" office:value="0.0971828264646568">
            <text:p>0.097182826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942048517520215">
            <text:p>0.9420485175</text:p>
          </table:table-cell>
          <table:table-cell office:value-type="float" office:value="0.0941054089378477">
            <text:p>0.094105408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948787061994609">
            <text:p>0.948787062</text:p>
          </table:table-cell>
          <table:table-cell office:value-type="float" office:value="0.09060075814748">
            <text:p>0.090600758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950134770889488">
            <text:p>0.9501347709</text:p>
          </table:table-cell>
          <table:table-cell office:value-type="float" office:value="0.0809699314925486">
            <text:p>0.080969931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939353099730458">
            <text:p>0.9393530997</text:p>
          </table:table-cell>
          <table:table-cell office:value-type="float" office:value="0.109741829997267">
            <text:p>0.10974183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952830188679245">
            <text:p>0.9528301887</text:p>
          </table:table-cell>
          <table:table-cell office:value-type="float" office:value="0.0868085273288945">
            <text:p>0.0868085273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946091644204852">
            <text:p>0.9460916442</text:p>
          </table:table-cell>
          <table:table-cell office:value-type="float" office:value="0.0961727863002345">
            <text:p>0.0961727863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94743935309973">
            <text:p>0.9474393531</text:p>
          </table:table-cell>
          <table:table-cell office:value-type="float" office:value="0.0844345300159414">
            <text:p>0.0844345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935309973045822">
            <text:p>0.935309973</text:p>
          </table:table-cell>
          <table:table-cell office:value-type="float" office:value="0.106824368626928">
            <text:p>0.106824368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943396226415094">
            <text:p>0.9433962264</text:p>
          </table:table-cell>
          <table:table-cell office:value-type="float" office:value="0.0900681049580383">
            <text:p>0.09006810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943396226415094">
            <text:p>0.9433962264</text:p>
          </table:table-cell>
          <table:table-cell office:value-type="float" office:value="0.0981054910759241">
            <text:p>0.098105491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950134770889488">
            <text:p>0.9501347709</text:p>
          </table:table-cell>
          <table:table-cell office:value-type="float" office:value="0.0810811526283456">
            <text:p>0.0810811526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946091644204852">
            <text:p>0.9460916442</text:p>
          </table:table-cell>
          <table:table-cell office:value-type="float" office:value="0.0822595720217727">
            <text:p>0.08225957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943396226415094">
            <text:p>0.9433962264</text:p>
          </table:table-cell>
          <table:table-cell office:value-type="float" office:value="0.0896988034627504">
            <text:p>0.089698803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42048517520215">
            <text:p>0.9420485175</text:p>
          </table:table-cell>
          <table:table-cell office:value-type="float" office:value="0.0957163921445197">
            <text:p>0.095716392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94743935309973">
            <text:p>0.9474393531</text:p>
          </table:table-cell>
          <table:table-cell office:value-type="float" office:value="0.0841450153462516">
            <text:p>0.084145015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951482479784367">
            <text:p>0.9514824798</text:p>
          </table:table-cell>
          <table:table-cell office:value-type="float" office:value="0.0760307996900319">
            <text:p>0.0760307997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946091644204852">
            <text:p>0.9460916442</text:p>
          </table:table-cell>
          <table:table-cell office:value-type="float" office:value="0.0857785108850095">
            <text:p>0.085778510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933962264150943">
            <text:p>0.9339622642</text:p>
          </table:table-cell>
          <table:table-cell office:value-type="float" office:value="0.103581906121116">
            <text:p>0.103581906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946091644204852">
            <text:p>0.9460916442</text:p>
          </table:table-cell>
          <table:table-cell office:value-type="float" office:value="0.0857556909854646">
            <text:p>0.08575569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951482479784367">
            <text:p>0.9514824798</text:p>
          </table:table-cell>
          <table:table-cell office:value-type="float" office:value="0.08036107903608">
            <text:p>0.08036107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946091644204852">
            <text:p>0.9460916442</text:p>
          </table:table-cell>
          <table:table-cell office:value-type="float" office:value="0.0882926752492299">
            <text:p>0.088292675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943396226415094">
            <text:p>0.9433962264</text:p>
          </table:table-cell>
          <table:table-cell office:value-type="float" office:value="0.0947022175077595">
            <text:p>0.094702217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939353099730458">
            <text:p>0.9393530997</text:p>
          </table:table-cell>
          <table:table-cell office:value-type="float" office:value="0.0984322565691714">
            <text:p>0.098432256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50134770889488">
            <text:p>0.9501347709</text:p>
          </table:table-cell>
          <table:table-cell office:value-type="float" office:value="0.0773966801171759">
            <text:p>0.077396680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951482479784367">
            <text:p>0.9514824798</text:p>
          </table:table-cell>
          <table:table-cell office:value-type="float" office:value="0.0819478951666486">
            <text:p>0.081947895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948787061994609">
            <text:p>0.948787062</text:p>
          </table:table-cell>
          <table:table-cell office:value-type="float" office:value="0.0819881526226662">
            <text:p>0.081988152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943396226415094">
            <text:p>0.9433962264</text:p>
          </table:table-cell>
          <table:table-cell office:value-type="float" office:value="0.0864121995966998">
            <text:p>0.086412199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946091644204852">
            <text:p>0.9460916442</text:p>
          </table:table-cell>
          <table:table-cell office:value-type="float" office:value="0.0838863092249458">
            <text:p>0.083886309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944743935309973">
            <text:p>0.9447439353</text:p>
          </table:table-cell>
          <table:table-cell office:value-type="float" office:value="0.0970779944353959">
            <text:p>0.0970779944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940700808625337">
            <text:p>0.9407008086</text:p>
          </table:table-cell>
          <table:table-cell office:value-type="float" office:value="0.0989242909901933">
            <text:p>0.09892429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923180592991914">
            <text:p>0.923180593</text:p>
          </table:table-cell>
          <table:table-cell office:value-type="float" office:value="0.128214066509186">
            <text:p>0.128214066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946091644204852">
            <text:p>0.9460916442</text:p>
          </table:table-cell>
          <table:table-cell office:value-type="float" office:value="0.0910087286630132">
            <text:p>0.091008728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942048517520215">
            <text:p>0.9420485175</text:p>
          </table:table-cell>
          <table:table-cell office:value-type="float" office:value="0.0947070134472557">
            <text:p>0.094707013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4743935309973">
            <text:p>0.9474393531</text:p>
          </table:table-cell>
          <table:table-cell office:value-type="float" office:value="0.0933865094735083">
            <text:p>0.093386509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935309973045822">
            <text:p>0.935309973</text:p>
          </table:table-cell>
          <table:table-cell office:value-type="float" office:value="0.100060799181571">
            <text:p>0.100060799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940700808625337">
            <text:p>0.9407008086</text:p>
          </table:table-cell>
          <table:table-cell office:value-type="float" office:value="0.0961367057803251">
            <text:p>0.096136705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938005390835579">
            <text:p>0.9380053908</text:p>
          </table:table-cell>
          <table:table-cell office:value-type="float" office:value="0.09398301269699">
            <text:p>0.093983012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950134770889488">
            <text:p>0.9501347709</text:p>
          </table:table-cell>
          <table:table-cell office:value-type="float" office:value="0.0746265872465124">
            <text:p>0.074626587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94743935309973">
            <text:p>0.9474393531</text:p>
          </table:table-cell>
          <table:table-cell office:value-type="float" office:value="0.0785565919722655">
            <text:p>0.07855659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954177897574124">
            <text:p>0.9541778976</text:p>
          </table:table-cell>
          <table:table-cell office:value-type="float" office:value="0.0703927177651093">
            <text:p>0.070392717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946091644204852">
            <text:p>0.9460916442</text:p>
          </table:table-cell>
          <table:table-cell office:value-type="float" office:value="0.0927583105089547">
            <text:p>0.092758310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954177897574124">
            <text:p>0.9541778976</text:p>
          </table:table-cell>
          <table:table-cell office:value-type="float" office:value="0.0771031752039583">
            <text:p>0.077103175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944743935309973">
            <text:p>0.9447439353</text:p>
          </table:table-cell>
          <table:table-cell office:value-type="float" office:value="0.0887348287969832">
            <text:p>0.088734828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2048517520215">
            <text:p>0.9420485175</text:p>
          </table:table-cell>
          <table:table-cell office:value-type="float" office:value="0.093974406359347">
            <text:p>0.093974406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948787061994609">
            <text:p>0.948787062</text:p>
          </table:table-cell>
          <table:table-cell office:value-type="float" office:value="0.0817963601295304">
            <text:p>0.081796360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955525606469002">
            <text:p>0.9555256065</text:p>
          </table:table-cell>
          <table:table-cell office:value-type="float" office:value="0.0705358387504682">
            <text:p>0.0705358388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955525606469002">
            <text:p>0.9555256065</text:p>
          </table:table-cell>
          <table:table-cell office:value-type="float" office:value="0.0752132255165599">
            <text:p>0.075213225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951482479784367">
            <text:p>0.9514824798</text:p>
          </table:table-cell>
          <table:table-cell office:value-type="float" office:value="0.0778504106780528">
            <text:p>0.077850410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956873315363881">
            <text:p>0.9568733154</text:p>
          </table:table-cell>
          <table:table-cell office:value-type="float" office:value="0.0681729164890986">
            <text:p>0.068172916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951482479784367">
            <text:p>0.9514824798</text:p>
          </table:table-cell>
          <table:table-cell office:value-type="float" office:value="0.0791649483672865">
            <text:p>0.079164948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95822102425876">
            <text:p>0.9582210243</text:p>
          </table:table-cell>
          <table:table-cell office:value-type="float" office:value="0.0831127769357865">
            <text:p>0.083112776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942048517520215">
            <text:p>0.9420485175</text:p>
          </table:table-cell>
          <table:table-cell office:value-type="float" office:value="0.0926039727052093">
            <text:p>0.092603972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931266846361186">
            <text:p>0.9312668464</text:p>
          </table:table-cell>
          <table:table-cell office:value-type="float" office:value="0.12106299268279">
            <text:p>0.121062992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2048517520215">
            <text:p>0.9420485175</text:p>
          </table:table-cell>
          <table:table-cell office:value-type="float" office:value="0.0958169999837731">
            <text:p>0.09581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938005390835579">
            <text:p>0.9380053908</text:p>
          </table:table-cell>
          <table:table-cell office:value-type="float" office:value="0.0993647101687584">
            <text:p>0.0993647102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944743935309973">
            <text:p>0.9447439353</text:p>
          </table:table-cell>
          <table:table-cell office:value-type="float" office:value="0.0926700413292124">
            <text:p>0.092670041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946091644204852">
            <text:p>0.9460916442</text:p>
          </table:table-cell>
          <table:table-cell office:value-type="float" office:value="0.0869310740400869">
            <text:p>0.08693107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933962264150943">
            <text:p>0.9339622642</text:p>
          </table:table-cell>
          <table:table-cell office:value-type="float" office:value="0.0984565384054418">
            <text:p>0.098456538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952830188679245">
            <text:p>0.9528301887</text:p>
          </table:table-cell>
          <table:table-cell office:value-type="float" office:value="0.0740183088794106">
            <text:p>0.074018308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948787061994609">
            <text:p>0.948787062</text:p>
          </table:table-cell>
          <table:table-cell office:value-type="float" office:value="0.0828770435005728">
            <text:p>0.082877043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954177897574124">
            <text:p>0.9541778976</text:p>
          </table:table-cell>
          <table:table-cell office:value-type="float" office:value="0.0726012715918023">
            <text:p>0.072601271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940700808625337">
            <text:p>0.9407008086</text:p>
          </table:table-cell>
          <table:table-cell office:value-type="float" office:value="0.0920136141888144">
            <text:p>0.092013614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94743935309973">
            <text:p>0.9474393531</text:p>
          </table:table-cell>
          <table:table-cell office:value-type="float" office:value="0.0803714322924647">
            <text:p>0.080371432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743935309973">
            <text:p>0.9474393531</text:p>
          </table:table-cell>
          <table:table-cell office:value-type="float" office:value="0.0821958678306382">
            <text:p>0.0821958678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954177897574124">
            <text:p>0.9541778976</text:p>
          </table:table-cell>
          <table:table-cell office:value-type="float" office:value="0.073947945401637">
            <text:p>0.073947945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94743935309973">
            <text:p>0.9474393531</text:p>
          </table:table-cell>
          <table:table-cell office:value-type="float" office:value="0.0846672664203615">
            <text:p>0.084667266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943396226415094">
            <text:p>0.9433962264</text:p>
          </table:table-cell>
          <table:table-cell office:value-type="float" office:value="0.0920203518809208">
            <text:p>0.092020351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942048517520215">
            <text:p>0.9420485175</text:p>
          </table:table-cell>
          <table:table-cell office:value-type="float" office:value="0.0996243650829311">
            <text:p>0.099624365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956873315363881">
            <text:p>0.9568733154</text:p>
          </table:table-cell>
          <table:table-cell office:value-type="float" office:value="0.0707442928098905">
            <text:p>0.070744292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943396226415094">
            <text:p>0.9433962264</text:p>
          </table:table-cell>
          <table:table-cell office:value-type="float" office:value="0.083317674621577">
            <text:p>0.083317674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954177897574124">
            <text:p>0.9541778976</text:p>
          </table:table-cell>
          <table:table-cell office:value-type="float" office:value="0.0739428590800966">
            <text:p>0.073942859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942048517520215">
            <text:p>0.9420485175</text:p>
          </table:table-cell>
          <table:table-cell office:value-type="float" office:value="0.0941241709467882">
            <text:p>0.094124170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944743935309973">
            <text:p>0.9447439353</text:p>
          </table:table-cell>
          <table:table-cell office:value-type="float" office:value="0.0840797731065636">
            <text:p>0.0840797731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95822102425876">
            <text:p>0.9582210243</text:p>
          </table:table-cell>
          <table:table-cell office:value-type="float" office:value="0.0654920503523197">
            <text:p>0.065492050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950134770889488">
            <text:p>0.9501347709</text:p>
          </table:table-cell>
          <table:table-cell office:value-type="float" office:value="0.0749076994462707">
            <text:p>0.074907699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954177897574124">
            <text:p>0.9541778976</text:p>
          </table:table-cell>
          <table:table-cell office:value-type="float" office:value="0.0719749545845558">
            <text:p>0.071974954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951482479784367">
            <text:p>0.9514824798</text:p>
          </table:table-cell>
          <table:table-cell office:value-type="float" office:value="0.0761814989457984">
            <text:p>0.076181498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954177897574124">
            <text:p>0.9541778976</text:p>
          </table:table-cell>
          <table:table-cell office:value-type="float" office:value="0.0696119824605126">
            <text:p>0.069611982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44743935309973">
            <text:p>0.9447439353</text:p>
          </table:table-cell>
          <table:table-cell office:value-type="float" office:value="0.0912899064309224">
            <text:p>0.0912899064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938005390835579">
            <text:p>0.9380053908</text:p>
          </table:table-cell>
          <table:table-cell office:value-type="float" office:value="0.110822402767201">
            <text:p>0.1108224028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944743935309973">
            <text:p>0.9447439353</text:p>
          </table:table-cell>
          <table:table-cell office:value-type="float" office:value="0.0873239903861214">
            <text:p>0.087323990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94743935309973">
            <text:p>0.9474393531</text:p>
          </table:table-cell>
          <table:table-cell office:value-type="float" office:value="0.08334098449735">
            <text:p>0.083340984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943396226415094">
            <text:p>0.9433962264</text:p>
          </table:table-cell>
          <table:table-cell office:value-type="float" office:value="0.0899716557048608">
            <text:p>0.089971655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936657681940701">
            <text:p>0.9366576819</text:p>
          </table:table-cell>
          <table:table-cell office:value-type="float" office:value="0.102829841268675">
            <text:p>0.102829841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950134770889488">
            <text:p>0.9501347709</text:p>
          </table:table-cell>
          <table:table-cell office:value-type="float" office:value="0.0773857235674205">
            <text:p>0.077385723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944743935309973">
            <text:p>0.9447439353</text:p>
          </table:table-cell>
          <table:table-cell office:value-type="float" office:value="0.0847332013387497">
            <text:p>0.084733201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939353099730458">
            <text:p>0.9393530997</text:p>
          </table:table-cell>
          <table:table-cell office:value-type="float" office:value="0.0962819130222077">
            <text:p>0.096281913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940700808625337">
            <text:p>0.9407008086</text:p>
          </table:table-cell>
          <table:table-cell office:value-type="float" office:value="0.0944894660223564">
            <text:p>0.09448946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743935309973">
            <text:p>0.9474393531</text:p>
          </table:table-cell>
          <table:table-cell office:value-type="float" office:value="0.0830208404655017">
            <text:p>0.083020840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939353099730458">
            <text:p>0.9393530997</text:p>
          </table:table-cell>
          <table:table-cell office:value-type="float" office:value="0.0918185463594943">
            <text:p>0.091818546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944743935309973">
            <text:p>0.9447439353</text:p>
          </table:table-cell>
          <table:table-cell office:value-type="float" office:value="0.0832977174621812">
            <text:p>0.083297717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951482479784367">
            <text:p>0.9514824798</text:p>
          </table:table-cell>
          <table:table-cell office:value-type="float" office:value="0.0752423352205052">
            <text:p>0.0752423352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954177897574124">
            <text:p>0.9541778976</text:p>
          </table:table-cell>
          <table:table-cell office:value-type="float" office:value="0.0742136276049655">
            <text:p>0.074213627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952830188679245">
            <text:p>0.9528301887</text:p>
          </table:table-cell>
          <table:table-cell office:value-type="float" office:value="0.0772999520385733">
            <text:p>0.077299952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946091644204852">
            <text:p>0.9460916442</text:p>
          </table:table-cell>
          <table:table-cell office:value-type="float" office:value="0.0834657691218189">
            <text:p>0.083465769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959568733153639">
            <text:p>0.9595687332</text:p>
          </table:table-cell>
          <table:table-cell office:value-type="float" office:value="0.0595831050064884">
            <text:p>0.05958310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956873315363881">
            <text:p>0.9568733154</text:p>
          </table:table-cell>
          <table:table-cell office:value-type="float" office:value="0.069655546578323">
            <text:p>0.069655546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940700808625337">
            <text:p>0.9407008086</text:p>
          </table:table-cell>
          <table:table-cell office:value-type="float" office:value="0.0919576528192941">
            <text:p>0.091957652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8787061994609">
            <text:p>0.948787062</text:p>
          </table:table-cell>
          <table:table-cell office:value-type="float" office:value="0.0781477124009304">
            <text:p>0.078147712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95822102425876">
            <text:p>0.9582210243</text:p>
          </table:table-cell>
          <table:table-cell office:value-type="float" office:value="0.0621098839946453">
            <text:p>0.06210988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95822102425876">
            <text:p>0.9582210243</text:p>
          </table:table-cell>
          <table:table-cell office:value-type="float" office:value="0.0671641680483984">
            <text:p>0.06716416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955525606469002">
            <text:p>0.9555256065</text:p>
          </table:table-cell>
          <table:table-cell office:value-type="float" office:value="0.0689368214506078">
            <text:p>0.0689368215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951482479784367">
            <text:p>0.9514824798</text:p>
          </table:table-cell>
          <table:table-cell office:value-type="float" office:value="0.0778209990453416">
            <text:p>0.077820999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920485175202156">
            <text:p>0.9204851752</text:p>
          </table:table-cell>
          <table:table-cell office:value-type="float" office:value="0.123902649913624">
            <text:p>0.1239026499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944743935309973">
            <text:p>0.9447439353</text:p>
          </table:table-cell>
          <table:table-cell office:value-type="float" office:value="0.0858002366938382">
            <text:p>0.085800236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951482479784367">
            <text:p>0.9514824798</text:p>
          </table:table-cell>
          <table:table-cell office:value-type="float" office:value="0.0775125285721573">
            <text:p>0.0775125286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956873315363881">
            <text:p>0.9568733154</text:p>
          </table:table-cell>
          <table:table-cell office:value-type="float" office:value="0.0655006966274521">
            <text:p>0.0655006966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956873315363881">
            <text:p>0.9568733154</text:p>
          </table:table-cell>
          <table:table-cell office:value-type="float" office:value="0.0670964213289367">
            <text:p>0.067096421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9568733153639">
            <text:p>0.9595687332</text:p>
          </table:table-cell>
          <table:table-cell office:value-type="float" office:value="0.0603378878258426">
            <text:p>0.060337887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959568733153639">
            <text:p>0.9595687332</text:p>
          </table:table-cell>
          <table:table-cell office:value-type="float" office:value="0.0634772013690047">
            <text:p>0.063477201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963611859838275">
            <text:p>0.9636118598</text:p>
          </table:table-cell>
          <table:table-cell office:value-type="float" office:value="0.0598953148148775">
            <text:p>0.0598953148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959568733153639">
            <text:p>0.9595687332</text:p>
          </table:table-cell>
          <table:table-cell office:value-type="float" office:value="0.0612274012119815">
            <text:p>0.061227401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954177897574124">
            <text:p>0.9541778976</text:p>
          </table:table-cell>
          <table:table-cell office:value-type="float" office:value="0.0754620389591548">
            <text:p>0.07546203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959568733153639">
            <text:p>0.9595687332</text:p>
          </table:table-cell>
          <table:table-cell office:value-type="float" office:value="0.0639717862003761">
            <text:p>0.063971786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940700808625337">
            <text:p>0.9407008086</text:p>
          </table:table-cell>
          <table:table-cell office:value-type="float" office:value="0.0961421323700082">
            <text:p>0.0961421324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95822102425876">
            <text:p>0.9582210243</text:p>
          </table:table-cell>
          <table:table-cell office:value-type="float" office:value="0.0702863273183572">
            <text:p>0.070286327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940700808625337">
            <text:p>0.9407008086</text:p>
          </table:table-cell>
          <table:table-cell office:value-type="float" office:value="0.0911782062607663">
            <text:p>0.091178206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959568733153639">
            <text:p>0.9595687332</text:p>
          </table:table-cell>
          <table:table-cell office:value-type="float" office:value="0.0595465471210975">
            <text:p>0.059546547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954177897574124">
            <text:p>0.9541778976</text:p>
          </table:table-cell>
          <table:table-cell office:value-type="float" office:value="0.0763110149166594">
            <text:p>0.076311014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95822102425876">
            <text:p>0.9582210243</text:p>
          </table:table-cell>
          <table:table-cell office:value-type="float" office:value="0.0641286222336147">
            <text:p>0.064128622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960916442048518">
            <text:p>0.960916442</text:p>
          </table:table-cell>
          <table:table-cell office:value-type="float" office:value="0.0562283083330464">
            <text:p>0.0562283083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955525606469002">
            <text:p>0.9555256065</text:p>
          </table:table-cell>
          <table:table-cell office:value-type="float" office:value="0.0659356890195312">
            <text:p>0.06593568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955525606469002">
            <text:p>0.9555256065</text:p>
          </table:table-cell>
          <table:table-cell office:value-type="float" office:value="0.0656115922890252">
            <text:p>0.065611592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962264150943396">
            <text:p>0.9622641509</text:p>
          </table:table-cell>
          <table:table-cell office:value-type="float" office:value="0.0603348503221447">
            <text:p>0.060334850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955525606469002">
            <text:p>0.9555256065</text:p>
          </table:table-cell>
          <table:table-cell office:value-type="float" office:value="0.0688310255669865">
            <text:p>0.068831025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951482479784367">
            <text:p>0.9514824798</text:p>
          </table:table-cell>
          <table:table-cell office:value-type="float" office:value="0.078136739121621">
            <text:p>0.078136739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948787061994609">
            <text:p>0.948787062</text:p>
          </table:table-cell>
          <table:table-cell office:value-type="float" office:value="0.0747648927917827">
            <text:p>0.074764892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95822102425876">
            <text:p>0.9582210243</text:p>
          </table:table-cell>
          <table:table-cell office:value-type="float" office:value="0.061288441861186">
            <text:p>0.0612884419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952830188679245">
            <text:p>0.9528301887</text:p>
          </table:table-cell>
          <table:table-cell office:value-type="float" office:value="0.071923181083867">
            <text:p>0.071923181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955525606469002">
            <text:p>0.9555256065</text:p>
          </table:table-cell>
          <table:table-cell office:value-type="float" office:value="0.0663958557468501">
            <text:p>0.0663958557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942048517520215">
            <text:p>0.9420485175</text:p>
          </table:table-cell>
          <table:table-cell office:value-type="float" office:value="0.0911852454022293">
            <text:p>0.091185245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917789757412399">
            <text:p>0.9177897574</text:p>
          </table:table-cell>
          <table:table-cell office:value-type="float" office:value="0.136697962349113">
            <text:p>0.1366979623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944743935309973">
            <text:p>0.9447439353</text:p>
          </table:table-cell>
          <table:table-cell office:value-type="float" office:value="0.0919045128623782">
            <text:p>0.091904512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946091644204852">
            <text:p>0.9460916442</text:p>
          </table:table-cell>
          <table:table-cell office:value-type="float" office:value="0.0925537545013749">
            <text:p>0.092553754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954177897574124">
            <text:p>0.9541778976</text:p>
          </table:table-cell>
          <table:table-cell office:value-type="float" office:value="0.0729053033734387">
            <text:p>0.072905303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960916442048518">
            <text:p>0.960916442</text:p>
          </table:table-cell>
          <table:table-cell office:value-type="float" office:value="0.0635612595125679">
            <text:p>0.063561259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956873315363881">
            <text:p>0.9568733154</text:p>
          </table:table-cell>
          <table:table-cell office:value-type="float" office:value="0.0640089837148485">
            <text:p>0.0640089837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955525606469002">
            <text:p>0.9555256065</text:p>
          </table:table-cell>
          <table:table-cell office:value-type="float" office:value="0.066550907732286">
            <text:p>0.066550907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948787061994609">
            <text:p>0.948787062</text:p>
          </table:table-cell>
          <table:table-cell office:value-type="float" office:value="0.0800764974668406">
            <text:p>0.080076497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951482479784367">
            <text:p>0.9514824798</text:p>
          </table:table-cell>
          <table:table-cell office:value-type="float" office:value="0.0699894223352724">
            <text:p>0.0699894223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954177897574124">
            <text:p>0.9541778976</text:p>
          </table:table-cell>
          <table:table-cell office:value-type="float" office:value="0.0746355370133362">
            <text:p>0.074635537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951482479784367">
            <text:p>0.9514824798</text:p>
          </table:table-cell>
          <table:table-cell office:value-type="float" office:value="0.0789931731282553">
            <text:p>0.078993173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933962264150943">
            <text:p>0.9339622642</text:p>
          </table:table-cell>
          <table:table-cell office:value-type="float" office:value="0.0954345547194499">
            <text:p>0.095434554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959568733153639">
            <text:p>0.9595687332</text:p>
          </table:table-cell>
          <table:table-cell office:value-type="float" office:value="0.0608717116710288">
            <text:p>0.060871711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954177897574124">
            <text:p>0.9541778976</text:p>
          </table:table-cell>
          <table:table-cell office:value-type="float" office:value="0.0710168536512666">
            <text:p>0.071016853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956873315363881">
            <text:p>0.9568733154</text:p>
          </table:table-cell>
          <table:table-cell office:value-type="float" office:value="0.0696048386018652">
            <text:p>0.06960483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23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23:06:08</dc:date>
    <dc:creator>steve </dc:creator>
    <meta:generator>LibreOffice/3.4$Unix LibreOffice_project/340m1$Build-402</meta:generator>
    <meta:editing-duration>PT1M24S</meta:editing-duration>
    <meta:editing-cycles>2</meta:editing-cycles>
    <meta:document-statistic meta:table-count="1" meta:cell-count="1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89cm" svg:y="0.316cm" chart:style-name="ch2">
          <text:p>Classification Accuracy, MSE vs. Epochs</text:p>
        </chart:title>
        <chart:legend chart:legend-position="end" svg:x="10.925cm" svg:y="3.952cm" style:legend-expansion="high" chart:style-name="ch3"/>
        <chart:plot-area chart:style-name="ch4" table:cell-range-address="Sheet1.A2:Sheet1.C501 Sheet1.B1:Sheet1.C1" chart:data-source-has-labels="row" svg:x="1.331cm" svg:y="1.635cm" svg:width="8.954cm" svg:height="6.204cm">
          <chartooo:coordinate-region svg:x="2.058cm" svg:y="1.835cm" svg:width="7.947cm" svg:height="5.357cm"/>
          <chart:axis chart:dimension="x" chart:name="primary-x" chart:style-name="ch5">
            <chart:title svg:x="5.208cm" svg:y="8.019cm" chart:style-name="ch6">
              <text:p>Epochs</text:p>
            </chart:title>
          </chart:axis>
          <chart:axis chart:dimension="y" chart:name="primary-y" chart:style-name="ch5">
            <chart:title svg:x="0.451cm" svg:y="4.94cm" chart:style-name="ch7">
              <text:p>%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style-name="ch10" chart:values-cell-range-address="Sheet1.C2:Sheet1.C501" chart:label-cell-address="Sheet1.C1:Sheet1.C1" chart:class="chart:scatter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Classification Accuracy</text:p>
                <draw:g>
                  <svg:desc>Sheet1.B1:Sheet1.B1</svg:desc>
                </draw:g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102425876010782">
                <text:p>0.102425876010782</text:p>
                <draw:g>
                  <svg:desc>Sheet1.B2:Sheet1.B501</svg:desc>
                </draw:g>
              </table:table-cell>
              <table:table-cell office:value-type="float" office:value="0.917024466756465">
                <text:p>0.917024466756465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1590296495957">
                <text:p>0.211590296495957</text:p>
              </table:table-cell>
              <table:table-cell office:value-type="float" office:value="0.838440026718127">
                <text:p>0.838440026718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77628032345013">
                <text:p>0.277628032345013</text:p>
              </table:table-cell>
              <table:table-cell office:value-type="float" office:value="0.806306026401454">
                <text:p>0.806306026401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62533692722372">
                <text:p>0.362533692722372</text:p>
              </table:table-cell>
              <table:table-cell office:value-type="float" office:value="0.759852397817264">
                <text:p>0.759852397817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24528301886793">
                <text:p>0.424528301886793</text:p>
              </table:table-cell>
              <table:table-cell office:value-type="float" office:value="0.710878193658062">
                <text:p>0.710878193658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71698113207547">
                <text:p>0.471698113207547</text:p>
              </table:table-cell>
              <table:table-cell office:value-type="float" office:value="0.673720425213282">
                <text:p>0.673720425213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24258760107817">
                <text:p>0.524258760107817</text:p>
              </table:table-cell>
              <table:table-cell office:value-type="float" office:value="0.640095462318081">
                <text:p>0.640095462318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51212938005391">
                <text:p>0.551212938005391</text:p>
              </table:table-cell>
              <table:table-cell office:value-type="float" office:value="0.605793859424846">
                <text:p>0.605793859424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68733153638814">
                <text:p>0.568733153638814</text:p>
              </table:table-cell>
              <table:table-cell office:value-type="float" office:value="0.57521910553302">
                <text:p>0.57521910553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86253369272237">
                <text:p>0.586253369272237</text:p>
              </table:table-cell>
              <table:table-cell office:value-type="float" office:value="0.550391628083017">
                <text:p>0.550391628083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0.528355754870177">
                <text:p>0.528355754870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19946091644205">
                <text:p>0.619946091644205</text:p>
              </table:table-cell>
              <table:table-cell office:value-type="float" office:value="0.508168657086136">
                <text:p>0.508168657086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37466307277628">
                <text:p>0.637466307277628</text:p>
              </table:table-cell>
              <table:table-cell office:value-type="float" office:value="0.493731936002264">
                <text:p>0.493731936002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0.477065696160422">
                <text:p>0.477065696160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75202156334232">
                <text:p>0.675202156334232</text:p>
              </table:table-cell>
              <table:table-cell office:value-type="float" office:value="0.459979656447436">
                <text:p>0.4599796564474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90026954177898">
                <text:p>0.690026954177898</text:p>
              </table:table-cell>
              <table:table-cell office:value-type="float" office:value="0.447132761734307">
                <text:p>0.447132761734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99460916442049">
                <text:p>0.699460916442049</text:p>
              </table:table-cell>
              <table:table-cell office:value-type="float" office:value="0.435138113896633">
                <text:p>0.435138113896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08894878706199">
                <text:p>0.708894878706199</text:p>
              </table:table-cell>
              <table:table-cell office:value-type="float" office:value="0.422416544231445">
                <text:p>0.422416544231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5067385444744">
                <text:p>0.725067385444744</text:p>
              </table:table-cell>
              <table:table-cell office:value-type="float" office:value="0.410123884393683">
                <text:p>0.410123884393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34501347708895">
                <text:p>0.734501347708895</text:p>
              </table:table-cell>
              <table:table-cell office:value-type="float" office:value="0.400177113334802">
                <text:p>0.400177113334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3989218328841">
                <text:p>0.73989218328841</text:p>
              </table:table-cell>
              <table:table-cell office:value-type="float" office:value="0.390801748727566">
                <text:p>0.390801748727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41239892183288">
                <text:p>0.741239892183288</text:p>
              </table:table-cell>
              <table:table-cell office:value-type="float" office:value="0.381950957990164">
                <text:p>0.381950957990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45283018867924">
                <text:p>0.745283018867924</text:p>
              </table:table-cell>
              <table:table-cell office:value-type="float" office:value="0.374610351380132">
                <text:p>0.374610351380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0673854447439">
                <text:p>0.750673854447439</text:p>
              </table:table-cell>
              <table:table-cell office:value-type="float" office:value="0.368224412008745">
                <text:p>0.368224412008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62803234501348">
                <text:p>0.762803234501348</text:p>
              </table:table-cell>
              <table:table-cell office:value-type="float" office:value="0.360604106236256">
                <text:p>0.3606041062362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69541778975741">
                <text:p>0.769541778975741</text:p>
              </table:table-cell>
              <table:table-cell office:value-type="float" office:value="0.353925559112276">
                <text:p>0.353925559112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76280323450135">
                <text:p>0.776280323450135</text:p>
              </table:table-cell>
              <table:table-cell office:value-type="float" office:value="0.347156516306459">
                <text:p>0.3471565163064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92452830188679">
                <text:p>0.792452830188679</text:p>
              </table:table-cell>
              <table:table-cell office:value-type="float" office:value="0.342514330760412">
                <text:p>0.342514330760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5148247978436">
                <text:p>0.795148247978436</text:p>
              </table:table-cell>
              <table:table-cell office:value-type="float" office:value="0.334527922282129">
                <text:p>0.334527922282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95148247978436">
                <text:p>0.795148247978436</text:p>
              </table:table-cell>
              <table:table-cell office:value-type="float" office:value="0.329771191449988">
                <text:p>0.329771191449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03234501347709">
                <text:p>0.803234501347709</text:p>
              </table:table-cell>
              <table:table-cell office:value-type="float" office:value="0.323467376610296">
                <text:p>0.3234673766102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08625336927224">
                <text:p>0.808625336927224</text:p>
              </table:table-cell>
              <table:table-cell office:value-type="float" office:value="0.316956646843136">
                <text:p>0.316956646843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15363881401617">
                <text:p>0.815363881401617</text:p>
              </table:table-cell>
              <table:table-cell office:value-type="float" office:value="0.310409704172101">
                <text:p>0.310409704172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24797843665768">
                <text:p>0.824797843665768</text:p>
              </table:table-cell>
              <table:table-cell office:value-type="float" office:value="0.306900094722934">
                <text:p>0.3069000947229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7493261455526">
                <text:p>0.827493261455526</text:p>
              </table:table-cell>
              <table:table-cell office:value-type="float" office:value="0.303462327072448">
                <text:p>0.30346232707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27493261455526">
                <text:p>0.827493261455526</text:p>
              </table:table-cell>
              <table:table-cell office:value-type="float" office:value="0.298175025346946">
                <text:p>0.2981750253469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38274932614555">
                <text:p>0.838274932614555</text:p>
              </table:table-cell>
              <table:table-cell office:value-type="float" office:value="0.291714792845199">
                <text:p>0.291714792845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50404312668464">
                <text:p>0.850404312668464</text:p>
              </table:table-cell>
              <table:table-cell office:value-type="float" office:value="0.283789777356598">
                <text:p>0.283789777356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4366576819407">
                <text:p>0.84366576819407</text:p>
              </table:table-cell>
              <table:table-cell office:value-type="float" office:value="0.276855270028193">
                <text:p>0.276855270028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46361185983827">
                <text:p>0.846361185983827</text:p>
              </table:table-cell>
              <table:table-cell office:value-type="float" office:value="0.271564985077615">
                <text:p>0.271564985077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50404312668464">
                <text:p>0.850404312668464</text:p>
              </table:table-cell>
              <table:table-cell office:value-type="float" office:value="0.267396781144139">
                <text:p>0.267396781144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544474393531">
                <text:p>0.8544474393531</text:p>
              </table:table-cell>
              <table:table-cell office:value-type="float" office:value="0.264220419355584">
                <text:p>0.264220419355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58490566037736">
                <text:p>0.858490566037736</text:p>
              </table:table-cell>
              <table:table-cell office:value-type="float" office:value="0.260426879682774">
                <text:p>0.2604268796827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544474393531">
                <text:p>0.8544474393531</text:p>
              </table:table-cell>
              <table:table-cell office:value-type="float" office:value="0.260161530741695">
                <text:p>0.2601615307416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58490566037736">
                <text:p>0.858490566037736</text:p>
              </table:table-cell>
              <table:table-cell office:value-type="float" office:value="0.252285615895468">
                <text:p>0.2522856158954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58490566037736">
                <text:p>0.858490566037736</text:p>
              </table:table-cell>
              <table:table-cell office:value-type="float" office:value="0.246150247196615">
                <text:p>0.2461502471966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63881401617251">
                <text:p>0.863881401617251</text:p>
              </table:table-cell>
              <table:table-cell office:value-type="float" office:value="0.242660363511792">
                <text:p>0.2426603635117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65229110512129">
                <text:p>0.865229110512129</text:p>
              </table:table-cell>
              <table:table-cell office:value-type="float" office:value="0.238950726197118">
                <text:p>0.2389507261971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61185983827493">
                <text:p>0.861185983827493</text:p>
              </table:table-cell>
              <table:table-cell office:value-type="float" office:value="0.235323376122497">
                <text:p>0.2353233761224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65229110512129">
                <text:p>0.865229110512129</text:p>
              </table:table-cell>
              <table:table-cell office:value-type="float" office:value="0.232591622177965">
                <text:p>0.232591622177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73315363881402">
                <text:p>0.873315363881402</text:p>
              </table:table-cell>
              <table:table-cell office:value-type="float" office:value="0.226677316963584">
                <text:p>0.2266773169635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20145115068529">
                <text:p>0.2201451150685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71967654986523">
                <text:p>0.871967654986523</text:p>
              </table:table-cell>
              <table:table-cell office:value-type="float" office:value="0.218145309625905">
                <text:p>0.218145309625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76010781671159">
                <text:p>0.876010781671159</text:p>
              </table:table-cell>
              <table:table-cell office:value-type="float" office:value="0.217247194894345">
                <text:p>0.217247194894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3824047296087">
                <text:p>0.213824047296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211194903484735">
                <text:p>0.2111949034847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12756760712037">
                <text:p>0.212756760712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208719214027999">
                <text:p>0.208719214027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209423157400945">
                <text:p>0.2094231574009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84097035040431">
                <text:p>0.884097035040431</text:p>
              </table:table-cell>
              <table:table-cell office:value-type="float" office:value="0.206039186037419">
                <text:p>0.206039186037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206483208175822">
                <text:p>0.2064832081758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11193844225758">
                <text:p>0.2111938442257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78706199460916">
                <text:p>0.878706199460916</text:p>
              </table:table-cell>
              <table:table-cell office:value-type="float" office:value="0.207554600345661">
                <text:p>0.207554600345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67924528301887">
                <text:p>0.867924528301887</text:p>
              </table:table-cell>
              <table:table-cell office:value-type="float" office:value="0.21597048360438">
                <text:p>0.21597048360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197530220912192">
                <text:p>0.1975302209121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05515414021249">
                <text:p>0.205515414021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8544474393531">
                <text:p>0.88544474393531</text:p>
              </table:table-cell>
              <table:table-cell office:value-type="float" office:value="0.203184575951046">
                <text:p>0.2031845759510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80053908355795">
                <text:p>0.880053908355795</text:p>
              </table:table-cell>
              <table:table-cell office:value-type="float" office:value="0.204246384291965">
                <text:p>0.2042463842919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82749326145552">
                <text:p>0.882749326145552</text:p>
              </table:table-cell>
              <table:table-cell office:value-type="float" office:value="0.196382296054983">
                <text:p>0.196382296054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81401617250674">
                <text:p>0.881401617250674</text:p>
              </table:table-cell>
              <table:table-cell office:value-type="float" office:value="0.198002397849723">
                <text:p>0.198002397849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88140161725067">
                <text:p>0.888140161725067</text:p>
              </table:table-cell>
              <table:table-cell office:value-type="float" office:value="0.196872141034421">
                <text:p>0.196872141034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87211911884908">
                <text:p>0.187211911884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86792452830189">
                <text:p>0.886792452830189</text:p>
              </table:table-cell>
              <table:table-cell office:value-type="float" office:value="0.190856512019575">
                <text:p>0.190856512019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8194988625195">
                <text:p>0.18194988625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84705662899176">
                <text:p>0.184705662899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77358490566038">
                <text:p>0.877358490566038</text:p>
              </table:table-cell>
              <table:table-cell office:value-type="float" office:value="0.202281379942862">
                <text:p>0.2022813799428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82921433083644">
                <text:p>0.1829214330836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92183288409703">
                <text:p>0.892183288409703</text:p>
              </table:table-cell>
              <table:table-cell office:value-type="float" office:value="0.182828721016157">
                <text:p>0.1828287210161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95049746689334">
                <text:p>0.1950497466893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84894941237175">
                <text:p>0.184894941237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88500270106816">
                <text:p>0.188500270106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80944783183635">
                <text:p>0.1809447831836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74895199154558">
                <text:p>0.174895199154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81895902951973">
                <text:p>0.1818959029519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82967233266236">
                <text:p>0.1829672332662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76267194015684">
                <text:p>0.1762671940156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92183288409703">
                <text:p>0.892183288409703</text:p>
              </table:table-cell>
              <table:table-cell office:value-type="float" office:value="0.180736470022813">
                <text:p>0.180736470022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90835579514825">
                <text:p>0.890835579514825</text:p>
              </table:table-cell>
              <table:table-cell office:value-type="float" office:value="0.181263875457139">
                <text:p>0.181263875457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76630143908303">
                <text:p>0.176630143908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78206193433691">
                <text:p>0.1782061934336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79264240785983">
                <text:p>0.1792642407859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69272237196766">
                <text:p>0.869272237196766</text:p>
              </table:table-cell>
              <table:table-cell office:value-type="float" office:value="0.220829381631692">
                <text:p>0.220829381631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96226415094339">
                <text:p>0.896226415094339</text:p>
              </table:table-cell>
              <table:table-cell office:value-type="float" office:value="0.174590275789429">
                <text:p>0.174590275789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94878706199461">
                <text:p>0.894878706199461</text:p>
              </table:table-cell>
              <table:table-cell office:value-type="float" office:value="0.180855627210267">
                <text:p>0.180855627210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6253074890647">
                <text:p>0.162530748906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57397373459631">
                <text:p>0.157397373459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6618012191536">
                <text:p>0.16618012191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98921832884097">
                <text:p>0.898921832884097</text:p>
              </table:table-cell>
              <table:table-cell office:value-type="float" office:value="0.170973246147695">
                <text:p>0.170973246147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72318407143899">
                <text:p>0.172318407143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901617250673854">
                <text:p>0.901617250673854</text:p>
              </table:table-cell>
              <table:table-cell office:value-type="float" office:value="0.165638216346561">
                <text:p>0.165638216346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892183288409703">
                <text:p>0.892183288409703</text:p>
              </table:table-cell>
              <table:table-cell office:value-type="float" office:value="0.174800862678285">
                <text:p>0.1748008626782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61104927311259">
                <text:p>0.1611049273112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61805675643883">
                <text:p>0.161805675643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59872395669369">
                <text:p>0.1598723956693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680571552361">
                <text:p>0.1680571552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97574123989218">
                <text:p>0.897574123989218</text:p>
              </table:table-cell>
              <table:table-cell office:value-type="float" office:value="0.166035801312179">
                <text:p>0.1660358013121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911051212938005">
                <text:p>0.911051212938005</text:p>
              </table:table-cell>
              <table:table-cell office:value-type="float" office:value="0.15812319715556">
                <text:p>0.15812319715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54800702355816">
                <text:p>0.1548007023558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55809938269122">
                <text:p>0.155809938269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52879550609">
                <text:p>0.1528795506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53935224980136">
                <text:p>0.1539352249801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55535839178646">
                <text:p>0.155535839178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5965482758938">
                <text:p>0.159654827589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02964959568733">
                <text:p>0.902964959568733</text:p>
              </table:table-cell>
              <table:table-cell office:value-type="float" office:value="0.167630407653701">
                <text:p>0.1676304076537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893530997304582">
                <text:p>0.893530997304582</text:p>
              </table:table-cell>
              <table:table-cell office:value-type="float" office:value="0.171977046108804">
                <text:p>0.171977046108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5621772112836">
                <text:p>0.15621772112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45184100845406">
                <text:p>0.1451841008454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47956460850919">
                <text:p>0.1479564608509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46915453376005">
                <text:p>0.146915453376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445774539789">
                <text:p>0.150445774539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62114974090467">
                <text:p>0.162114974090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50562512974184">
                <text:p>0.1505625129741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38881844659357">
                <text:p>0.1388818446593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9500661435976">
                <text:p>0.1495006614359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905660377358491">
                <text:p>0.905660377358491</text:p>
              </table:table-cell>
              <table:table-cell office:value-type="float" office:value="0.154726280786866">
                <text:p>0.1547262807868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902964959568733">
                <text:p>0.902964959568733</text:p>
              </table:table-cell>
              <table:table-cell office:value-type="float" office:value="0.157609944288979">
                <text:p>0.157609944288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50669172363699">
                <text:p>0.1506691723636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902964959568733">
                <text:p>0.902964959568733</text:p>
              </table:table-cell>
              <table:table-cell office:value-type="float" office:value="0.154342697818163">
                <text:p>0.1543426978181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0172296369649">
                <text:p>0.140172296369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44708786999534">
                <text:p>0.144708786999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43675535830512">
                <text:p>0.143675535830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59598402568732">
                <text:p>0.1595984025687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46461647460394">
                <text:p>0.1464616474603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50304818974104">
                <text:p>0.1503048189741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42626084862336">
                <text:p>0.1426260848623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38457651666125">
                <text:p>0.138457651666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5604636298554">
                <text:p>0.135604636298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911051212938005">
                <text:p>0.911051212938005</text:p>
              </table:table-cell>
              <table:table-cell office:value-type="float" office:value="0.145008860312737">
                <text:p>0.1450088603127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36373998776652">
                <text:p>0.136373998776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52883617626762">
                <text:p>0.152883617626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4661562453372">
                <text:p>0.146615624533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43801738149549">
                <text:p>0.143801738149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33328360399726">
                <text:p>0.1333283603997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41676022635617">
                <text:p>0.1416760226356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8947147703971">
                <text:p>0.1389471477039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904312668463612">
                <text:p>0.904312668463612</text:p>
              </table:table-cell>
              <table:table-cell office:value-type="float" office:value="0.161201057847023">
                <text:p>0.1612010578470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3397762878814">
                <text:p>0.13397762878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40413337435355">
                <text:p>0.1404133374353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3210540455632">
                <text:p>0.123210540455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4872302769949">
                <text:p>0.148723027699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6898863064912">
                <text:p>0.1368988630649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900269541778976">
                <text:p>0.900269541778976</text:p>
              </table:table-cell>
              <table:table-cell office:value-type="float" office:value="0.164506526592817">
                <text:p>0.164506526592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7175083955541">
                <text:p>0.1371750839555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908355795148248">
                <text:p>0.908355795148248</text:p>
              </table:table-cell>
              <table:table-cell office:value-type="float" office:value="0.147111358444492">
                <text:p>0.1471113584444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34502888624012">
                <text:p>0.1345028886240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30023040649108">
                <text:p>0.130023040649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47005381291784">
                <text:p>0.1470053812917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27405549519793">
                <text:p>0.1274055495197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8681855543186">
                <text:p>0.1286818555431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7343856517847">
                <text:p>0.1173438565178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2651782569864">
                <text:p>0.132651782569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4438907900008">
                <text:p>0.144389079000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912398921832884">
                <text:p>0.912398921832884</text:p>
              </table:table-cell>
              <table:table-cell office:value-type="float" office:value="0.145841253888304">
                <text:p>0.145841253888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32717488539378">
                <text:p>0.1327174885393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27637490505938">
                <text:p>0.1276374905059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909703504043127">
                <text:p>0.909703504043127</text:p>
              </table:table-cell>
              <table:table-cell office:value-type="float" office:value="0.148855527152492">
                <text:p>0.1488555271524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98506014048">
                <text:p>0.11985060140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38488837642316">
                <text:p>0.138488837642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5491160902812">
                <text:p>0.115491160902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20547746013824">
                <text:p>0.1205477460138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11361583461405">
                <text:p>0.1113615834614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6146714928588">
                <text:p>0.1161467149285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907008086253369">
                <text:p>0.907008086253369</text:p>
              </table:table-cell>
              <table:table-cell office:value-type="float" office:value="0.166080390796068">
                <text:p>0.1660803907960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34838369907279">
                <text:p>0.1348383699072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38724189811548">
                <text:p>0.138724189811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16490689770481">
                <text:p>0.1164906897704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7229046390944">
                <text:p>0.1372290463909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17698400632108">
                <text:p>0.1176984006321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11919587529811">
                <text:p>0.1119195875298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13154403512515">
                <text:p>0.1131544035125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29346929486195">
                <text:p>0.1293469294861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7555569236261">
                <text:p>0.107555569236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2537528040654">
                <text:p>0.1025375280406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9560465761773">
                <text:p>0.109560465761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20094041272563">
                <text:p>0.1200940412725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0750075228682">
                <text:p>0.120750075228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8809207928456">
                <text:p>0.1088092079284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2320417190085">
                <text:p>0.122320417190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7252509777015">
                <text:p>0.137252509777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91644204851752">
                <text:p>0.91644204851752</text:p>
              </table:table-cell>
              <table:table-cell office:value-type="float" office:value="0.14121368819708">
                <text:p>0.141213688197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3000746451496">
                <text:p>0.1230007464514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7240364478186">
                <text:p>0.127240364478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913746630727763">
                <text:p>0.913746630727763</text:p>
              </table:table-cell>
              <table:table-cell office:value-type="float" office:value="0.150186682070576">
                <text:p>0.1501866820705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0981447588837">
                <text:p>0.1209814475888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13679897142787">
                <text:p>0.113679897142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03868069075169">
                <text:p>0.1038680690751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7313460887283">
                <text:p>0.1073134608872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36272314976658">
                <text:p>0.1362723149766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5149485509179">
                <text:p>0.105149485509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14562420141504">
                <text:p>0.1145624201415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3524818641589">
                <text:p>0.1235248186415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2560272101158">
                <text:p>0.125602721011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7676817647011">
                <text:p>0.1076768176470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18655345276158">
                <text:p>0.1186553452761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6727081800488">
                <text:p>0.1067270818004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3482395378621">
                <text:p>0.134823953786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1556127224549">
                <text:p>0.1215561272245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72557978547203">
                <text:p>0.09725579785472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133618263075">
                <text:p>0.121336182630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1881538552746">
                <text:p>0.1118815385527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5833438017362">
                <text:p>0.115833438017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915094339622642">
                <text:p>0.915094339622642</text:p>
              </table:table-cell>
              <table:table-cell office:value-type="float" office:value="0.149911065508359">
                <text:p>0.1499110655083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18571287462352">
                <text:p>0.1185712874623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31624046454614">
                <text:p>0.1316240464546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2644114481328">
                <text:p>0.1026441144813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9859765960753">
                <text:p>0.1098597659607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3541484098187">
                <text:p>0.1035414840981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26746719552674">
                <text:p>0.1267467195526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349175515775">
                <text:p>0.103491755157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8273275483919">
                <text:p>0.1282732754839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924528301886792">
                <text:p>0.924528301886792</text:p>
              </table:table-cell>
              <table:table-cell office:value-type="float" office:value="0.125749356232471">
                <text:p>0.1257493562324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1267189067091">
                <text:p>0.121267189067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6508047236864">
                <text:p>0.10650804723686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1951523029831">
                <text:p>0.1119515230298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398829543455">
                <text:p>0.123988295434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9491186383058">
                <text:p>0.129491186383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19339516263914">
                <text:p>0.1193395162639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5492943137083">
                <text:p>0.1154929431370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6661089803147">
                <text:p>0.106661089803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81792504466411">
                <text:p>0.0981792504466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1094190449482">
                <text:p>0.1210941904494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1143984647714">
                <text:p>0.101143984647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61099988436698">
                <text:p>0.09610999884366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45203419731815">
                <text:p>0.09452034197318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921832884097035">
                <text:p>0.921832884097035</text:p>
              </table:table-cell>
              <table:table-cell office:value-type="float" office:value="0.120227433278188">
                <text:p>0.1202274332781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97578225746655">
                <text:p>0.09975782257466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4848614412249">
                <text:p>0.1048486144122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74363420087033">
                <text:p>0.09743634200870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67335232570333">
                <text:p>0.0967335232570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4608419305188">
                <text:p>0.0946084193051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05019021531299">
                <text:p>0.1050190215312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5295845001973">
                <text:p>0.1052958450019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46221850546714">
                <text:p>0.09462218505467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9665288117203">
                <text:p>0.1096652881172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12788972812788">
                <text:p>0.1127889728127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16419061029858">
                <text:p>0.1164190610298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5247219080285">
                <text:p>0.1052472190802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1799247345916">
                <text:p>0.101799247345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91208029065859">
                <text:p>0.0912080290658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29919137466307">
                <text:p>0.929919137466307</text:p>
              </table:table-cell>
              <table:table-cell office:value-type="float" office:value="0.117848303615403">
                <text:p>0.1178483036154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195470733473">
                <text:p>0.101954707334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43824475473581">
                <text:p>0.09438244754735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124332867843655">
                <text:p>0.1243328678436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41810596233823">
                <text:p>0.1418105962338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76882212899054">
                <text:p>0.09768822128990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77476186433047">
                <text:p>0.09774761864330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91747392943284">
                <text:p>0.0917473929432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102565309502741">
                <text:p>0.1025653095027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66671288422719">
                <text:p>0.09666712884227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100571182211504">
                <text:p>0.1005711822115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88936847641459">
                <text:p>0.08889368476414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02819203215169">
                <text:p>0.09028192032151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3656072977089">
                <text:p>0.1036560729770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106204560982374">
                <text:p>0.10620456098237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11036976217548">
                <text:p>0.09110369762175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11014362068291">
                <text:p>0.111014362068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919137466307278">
                <text:p>0.919137466307278</text:p>
              </table:table-cell>
              <table:table-cell office:value-type="float" office:value="0.126521285636615">
                <text:p>0.1265212856366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43709117939529">
                <text:p>0.1437091179395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102729659666514">
                <text:p>0.1027296596665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30764522959524">
                <text:p>0.09307645229595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80481032952773">
                <text:p>0.09804810329527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948737963977581">
                <text:p>0.09487379639775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7268916525361">
                <text:p>0.1072689165253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11558720393212">
                <text:p>0.1115587203932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8817210047479">
                <text:p>0.0988172100474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0339937260603">
                <text:p>0.1003399372606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0136827973987">
                <text:p>0.0901368279739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92722371967655">
                <text:p>0.92722371967655</text:p>
              </table:table-cell>
              <table:table-cell office:value-type="float" office:value="0.124729181554332">
                <text:p>0.124729181554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79149632159487">
                <text:p>0.09791496321594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16031735809132">
                <text:p>0.09160317358091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6514832507182">
                <text:p>0.1065148325071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6020009319277">
                <text:p>0.1060200093192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21746941846407">
                <text:p>0.09217469418464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36257761321385">
                <text:p>0.0836257761321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39932112022284">
                <text:p>0.08399321120222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43858520602763">
                <text:p>0.09438585206027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35901908511485">
                <text:p>0.09359019085114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77469192206736">
                <text:p>0.0877469192206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816590526996299">
                <text:p>0.08165905269962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62987060665027">
                <text:p>0.0962987060665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17864656594651">
                <text:p>0.08178646565946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03172344952472">
                <text:p>0.09031723449524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10044555532286">
                <text:p>0.0910044555532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90415547554649">
                <text:p>0.09904155475546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10576806833068">
                <text:p>0.1105768068330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99062631030463">
                <text:p>0.089906263103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02149089652326">
                <text:p>0.08021490896523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85145451618067">
                <text:p>0.07851454516180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00544572690452">
                <text:p>0.08005445726904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05958176196188">
                <text:p>0.0805958176196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818290327416761">
                <text:p>0.08182903274167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83593325322979">
                <text:p>0.07835933253229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6387031660655">
                <text:p>0.0763870316606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85555779023464">
                <text:p>0.07855557790234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8718604310652">
                <text:p>0.0787186043106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23863355530416">
                <text:p>0.07238633555304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2485618641997">
                <text:p>0.092485618641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932614555256065">
                <text:p>0.932614555256065</text:p>
              </table:table-cell>
              <table:table-cell office:value-type="float" office:value="0.121930927195484">
                <text:p>0.1219309271954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48379014441085">
                <text:p>0.09483790144410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98679137680273">
                <text:p>0.07986791376802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80623928374424">
                <text:p>0.08806239283744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54909569973374">
                <text:p>0.08549095699733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84160213705107">
                <text:p>0.07841602137051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13594293167084">
                <text:p>0.08135942931670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25708900179597">
                <text:p>0.07257089001795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26636424186849">
                <text:p>0.08266364241868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877210163601">
                <text:p>0.098772101636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26731482438526">
                <text:p>0.082673148243852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30171821646198">
                <text:p>0.07301718216461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52648093957481">
                <text:p>0.085264809395748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14873519155353">
                <text:p>0.08148735191553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98874101354536">
                <text:p>0.07988741013545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81595947542585">
                <text:p>0.08815959475425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01909356695267">
                <text:p>0.09019093566952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3199234239362">
                <text:p>0.1031992342393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908034619986321">
                <text:p>0.09080346199863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14540479904963">
                <text:p>0.08145404799049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098697962199509">
                <text:p>0.0986979621995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63836374095653">
                <text:p>0.08638363740956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32471825419725">
                <text:p>0.07324718254197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925876010781671">
                <text:p>0.925876010781671</text:p>
              </table:table-cell>
              <table:table-cell office:value-type="float" office:value="0.131023189634353">
                <text:p>0.1310231896343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859147115509722">
                <text:p>0.08591471155097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46629085648481">
                <text:p>0.0846629085648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25706703538756">
                <text:p>0.07257067035387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43519417756079">
                <text:p>0.08435194177560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57917702182207">
                <text:p>0.09579177021822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98510707254803">
                <text:p>0.08985107072548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58038724777026">
                <text:p>0.08580387247770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08764003798564">
                <text:p>0.09087640037985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0462087974596">
                <text:p>0.120462087974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35777986291118">
                <text:p>0.09357779862911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108270926633356">
                <text:p>0.108270926633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72919138362761">
                <text:p>0.087291913836276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92919836697184">
                <text:p>0.08929198366971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7296154525741">
                <text:p>0.0872961545257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98445474105717">
                <text:p>0.09984454741057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73002922487579">
                <text:p>0.08730029224875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20079349066209">
                <text:p>0.09200793490662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83110159259681">
                <text:p>0.07831101592596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00699096955213">
                <text:p>0.08006990969552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04098523047568">
                <text:p>0.0804098523047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41125264003555">
                <text:p>0.07411252640035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48144870218477">
                <text:p>0.07481448702184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71828264646568">
                <text:p>0.09718282646465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41054089378477">
                <text:p>0.09410540893784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9060075814748">
                <text:p>0.090600758147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09699314925486">
                <text:p>0.08096993149254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109741829997267">
                <text:p>0.1097418299972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868085273288945">
                <text:p>0.08680852732889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61727863002345">
                <text:p>0.09617278630023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44345300159414">
                <text:p>0.08443453001594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6824368626928">
                <text:p>0.1068243686269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00681049580383">
                <text:p>0.09006810495803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81054910759241">
                <text:p>0.09810549107592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810811526283456">
                <text:p>0.08108115262834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22595720217727">
                <text:p>0.08225957202177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896988034627504">
                <text:p>0.0896988034627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57163921445197">
                <text:p>0.09571639214451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41450153462516">
                <text:p>0.08414501534625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60307996900319">
                <text:p>0.07603079969003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57785108850095">
                <text:p>0.08577851088500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103581906121116">
                <text:p>0.1035819061211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57556909854646">
                <text:p>0.0857556909854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036107903608">
                <text:p>0.080361079036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82926752492299">
                <text:p>0.088292675249229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47022175077595">
                <text:p>0.0947022175077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84322565691714">
                <text:p>0.09843225656917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73966801171759">
                <text:p>0.07739668011717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819478951666486">
                <text:p>0.08194789516664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19881526226662">
                <text:p>0.08198815262266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864121995966998">
                <text:p>0.08641219959669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38863092249458">
                <text:p>0.08388630922494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70779944353959">
                <text:p>0.09707799443539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89242909901933">
                <text:p>0.098924290990193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923180592991914">
                <text:p>0.923180592991914</text:p>
              </table:table-cell>
              <table:table-cell office:value-type="float" office:value="0.128214066509186">
                <text:p>0.1282140665091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10087286630132">
                <text:p>0.09100872866301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47070134472557">
                <text:p>0.09470701344725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933865094735083">
                <text:p>0.09338650947350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935309973045822">
                <text:p>0.935309973045822</text:p>
              </table:table-cell>
              <table:table-cell office:value-type="float" office:value="0.100060799181571">
                <text:p>0.10006079918157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61367057803251">
                <text:p>0.09613670578032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09398301269699">
                <text:p>0.093983012696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46265872465124">
                <text:p>0.07462658724651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785565919722655">
                <text:p>0.07855659197226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03927177651093">
                <text:p>0.07039271776510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27583105089547">
                <text:p>0.09275831050895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71031752039583">
                <text:p>0.07710317520395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87348287969832">
                <text:p>0.08873482879698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3974406359347">
                <text:p>0.0939744063593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17963601295304">
                <text:p>0.08179636012953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05358387504682">
                <text:p>0.07053583875046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752132255165599">
                <text:p>0.07521322551655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78504106780528">
                <text:p>0.07785041067805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81729164890986">
                <text:p>0.06817291648909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91649483672865">
                <text:p>0.07916494836728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831127769357865">
                <text:p>0.08311277693578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26039727052093">
                <text:p>0.09260397270520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931266846361186">
                <text:p>0.931266846361186</text:p>
              </table:table-cell>
              <table:table-cell office:value-type="float" office:value="0.12106299268279">
                <text:p>0.121062992682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58169999837731">
                <text:p>0.09581699998377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0993647101687584">
                <text:p>0.09936471016875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26700413292124">
                <text:p>0.09267004132921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69310740400869">
                <text:p>0.08693107404008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0984565384054418">
                <text:p>0.09845653840544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40183088794106">
                <text:p>0.07401830887941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28770435005728">
                <text:p>0.08287704350057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26012715918023">
                <text:p>0.07260127159180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20136141888144">
                <text:p>0.09201361418881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03714322924647">
                <text:p>0.08037143229246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21958678306382">
                <text:p>0.08219586783063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3947945401637">
                <text:p>0.0739479454016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46672664203615">
                <text:p>0.08466726642036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920203518809208">
                <text:p>0.092020351880920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96243650829311">
                <text:p>0.09962436508293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707442928098905">
                <text:p>0.07074429280989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83317674621577">
                <text:p>0.0833176746215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39428590800966">
                <text:p>0.07394285908009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41241709467882">
                <text:p>0.09412417094678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40797731065636">
                <text:p>0.08407977310656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654920503523197">
                <text:p>0.06549205035231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49076994462707">
                <text:p>0.07490769944627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19749545845558">
                <text:p>0.07197495458455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61814989457984">
                <text:p>0.07618149894579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696119824605126">
                <text:p>0.06961198246051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12899064309224">
                <text:p>0.09128990643092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938005390835579">
                <text:p>0.938005390835579</text:p>
              </table:table-cell>
              <table:table-cell office:value-type="float" office:value="0.110822402767201">
                <text:p>0.1108224027672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73239903861214">
                <text:p>0.08732399038612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334098449735">
                <text:p>0.083340984497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943396226415094">
                <text:p>0.943396226415094</text:p>
              </table:table-cell>
              <table:table-cell office:value-type="float" office:value="0.0899716557048608">
                <text:p>0.08997165570486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936657681940701">
                <text:p>0.936657681940701</text:p>
              </table:table-cell>
              <table:table-cell office:value-type="float" office:value="0.102829841268675">
                <text:p>0.1028298412686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950134770889488">
                <text:p>0.950134770889488</text:p>
              </table:table-cell>
              <table:table-cell office:value-type="float" office:value="0.0773857235674205">
                <text:p>0.07738572356742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47332013387497">
                <text:p>0.08473320133874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62819130222077">
                <text:p>0.096281913022207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44894660223564">
                <text:p>0.09448946602235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94743935309973">
                <text:p>0.94743935309973</text:p>
              </table:table-cell>
              <table:table-cell office:value-type="float" office:value="0.0830208404655017">
                <text:p>0.083020840465501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939353099730458">
                <text:p>0.939353099730458</text:p>
              </table:table-cell>
              <table:table-cell office:value-type="float" office:value="0.0918185463594943">
                <text:p>0.09181854635949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32977174621812">
                <text:p>0.08329771746218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52423352205052">
                <text:p>0.07524233522050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42136276049655">
                <text:p>0.07421362760496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72999520385733">
                <text:p>0.07729995203857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834657691218189">
                <text:p>0.0834657691218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595831050064884">
                <text:p>0.05958310500648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9655546578323">
                <text:p>0.06965554657832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19576528192941">
                <text:p>0.0919576528192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781477124009304">
                <text:p>0.078147712400930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621098839946453">
                <text:p>0.0621098839946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671641680483984">
                <text:p>0.0671641680483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89368214506078">
                <text:p>0.06893682145060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78209990453416">
                <text:p>0.07782099904534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920485175202156">
                <text:p>0.920485175202156</text:p>
              </table:table-cell>
              <table:table-cell office:value-type="float" office:value="0.123902649913624">
                <text:p>0.1239026499136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858002366938382">
                <text:p>0.08580023669383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75125285721573">
                <text:p>0.07751252857215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55006966274521">
                <text:p>0.06550069662745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70964213289367">
                <text:p>0.06709642132893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603378878258426">
                <text:p>0.06033788782584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634772013690047">
                <text:p>0.06347720136900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963611859838275">
                <text:p>0.963611859838275</text:p>
              </table:table-cell>
              <table:table-cell office:value-type="float" office:value="0.0598953148148775">
                <text:p>0.05989531481487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612274012119815">
                <text:p>0.06122740121198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54620389591548">
                <text:p>0.07546203895915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639717862003761">
                <text:p>0.063971786200376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61421323700082">
                <text:p>0.09614213237000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702863273183572">
                <text:p>0.07028632731835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940700808625337">
                <text:p>0.940700808625337</text:p>
              </table:table-cell>
              <table:table-cell office:value-type="float" office:value="0.0911782062607663">
                <text:p>0.09117820626076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595465471210975">
                <text:p>0.05954654712109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63110149166594">
                <text:p>0.07631101491665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641286222336147">
                <text:p>0.06412862223361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562283083330464">
                <text:p>0.05622830833304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59356890195312">
                <text:p>0.06593568901953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56115922890252">
                <text:p>0.06561159228902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962264150943396">
                <text:p>0.962264150943396</text:p>
              </table:table-cell>
              <table:table-cell office:value-type="float" office:value="0.0603348503221447">
                <text:p>0.06033485032214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88310255669865">
                <text:p>0.06883102556698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8136739121621">
                <text:p>0.0781367391216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747648927917827">
                <text:p>0.07476489279178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95822102425876">
                <text:p>0.95822102425876</text:p>
              </table:table-cell>
              <table:table-cell office:value-type="float" office:value="0.061288441861186">
                <text:p>0.06128844186118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952830188679245">
                <text:p>0.952830188679245</text:p>
              </table:table-cell>
              <table:table-cell office:value-type="float" office:value="0.071923181083867">
                <text:p>0.0719231810838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63958557468501">
                <text:p>0.06639585574685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942048517520215">
                <text:p>0.942048517520215</text:p>
              </table:table-cell>
              <table:table-cell office:value-type="float" office:value="0.0911852454022293">
                <text:p>0.09118524540222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917789757412399">
                <text:p>0.917789757412399</text:p>
              </table:table-cell>
              <table:table-cell office:value-type="float" office:value="0.136697962349113">
                <text:p>0.1366979623491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944743935309973">
                <text:p>0.944743935309973</text:p>
              </table:table-cell>
              <table:table-cell office:value-type="float" office:value="0.0919045128623782">
                <text:p>0.09190451286237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946091644204852">
                <text:p>0.946091644204852</text:p>
              </table:table-cell>
              <table:table-cell office:value-type="float" office:value="0.0925537545013749">
                <text:p>0.09255375450137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29053033734387">
                <text:p>0.07290530337343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960916442048518">
                <text:p>0.960916442048518</text:p>
              </table:table-cell>
              <table:table-cell office:value-type="float" office:value="0.0635612595125679">
                <text:p>0.06356125951256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40089837148485">
                <text:p>0.06400898371484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955525606469002">
                <text:p>0.955525606469002</text:p>
              </table:table-cell>
              <table:table-cell office:value-type="float" office:value="0.066550907732286">
                <text:p>0.0665509077322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948787061994609">
                <text:p>0.948787061994609</text:p>
              </table:table-cell>
              <table:table-cell office:value-type="float" office:value="0.0800764974668406">
                <text:p>0.08007649746684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699894223352724">
                <text:p>0.06998942233527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46355370133362">
                <text:p>0.07463553701333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951482479784367">
                <text:p>0.951482479784367</text:p>
              </table:table-cell>
              <table:table-cell office:value-type="float" office:value="0.0789931731282553">
                <text:p>0.07899317312825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933962264150943">
                <text:p>0.933962264150943</text:p>
              </table:table-cell>
              <table:table-cell office:value-type="float" office:value="0.0954345547194499">
                <text:p>0.09543455471944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959568733153639">
                <text:p>0.959568733153639</text:p>
              </table:table-cell>
              <table:table-cell office:value-type="float" office:value="0.0608717116710288">
                <text:p>0.06087171167102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954177897574124">
                <text:p>0.954177897574124</text:p>
              </table:table-cell>
              <table:table-cell office:value-type="float" office:value="0.0710168536512666">
                <text:p>0.0710168536512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956873315363881">
                <text:p>0.956873315363881</text:p>
              </table:table-cell>
              <table:table-cell office:value-type="float" office:value="0.0696048386018652">
                <text:p>0.0696048386018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